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SimSun" svg:font-family="NSimSun"/>
    <style:font-face style:name="Noto Mono1" svg:font-family="'Noto Mono'"/>
    <style:font-face style:name="Arial1" svg:font-family="Arial" style:font-family-generic="swiss"/>
    <style:font-face style:name="Noto Mono" svg:font-family="'Noto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Noto Mono" officeooo:rsid="000deaa3" officeooo:paragraph-rsid="000deaa3"/>
    </style:style>
    <style:style style:name="P2" style:family="paragraph" style:parent-style-name="Standard">
      <style:paragraph-properties fo:text-align="start" style:justify-single-word="false"/>
      <style:text-properties style:font-name="Noto Mono" officeooo:rsid="000edbb9" officeooo:paragraph-rsid="000edbb9"/>
    </style:style>
    <style:style style:name="P3" style:family="paragraph" style:parent-style-name="Standard">
      <style:paragraph-properties fo:text-align="start" style:justify-single-word="false"/>
      <style:text-properties style:font-name="Noto Mono" officeooo:rsid="00116753" officeooo:paragraph-rsid="00116753"/>
    </style:style>
    <style:style style:name="P4" style:family="paragraph" style:parent-style-name="Standard">
      <style:paragraph-properties fo:text-align="start" style:justify-single-word="false"/>
      <style:text-properties style:font-name="Noto Mono" officeooo:rsid="00116753" officeooo:paragraph-rsid="0014dcf5"/>
    </style:style>
    <style:style style:name="P5" style:family="paragraph" style:parent-style-name="Standard">
      <style:paragraph-properties fo:text-align="start" style:justify-single-word="false"/>
      <style:text-properties style:font-name="Noto Mono" officeooo:rsid="0019219f" officeooo:paragraph-rsid="0019219f"/>
    </style:style>
    <style:style style:name="P6" style:family="paragraph" style:parent-style-name="Standard">
      <style:paragraph-properties fo:text-align="start" style:justify-single-word="false"/>
      <style:text-properties style:font-name="Noto Mono" officeooo:rsid="001b9c92" officeooo:paragraph-rsid="001b9c92"/>
    </style:style>
    <style:style style:name="P7" style:family="paragraph" style:parent-style-name="Standard">
      <style:paragraph-properties fo:text-align="start" style:justify-single-word="false"/>
      <style:text-properties style:font-name="Noto Mono" officeooo:rsid="001bad66" officeooo:paragraph-rsid="001bad66"/>
    </style:style>
    <style:style style:name="P8" style:family="paragraph" style:parent-style-name="Standard">
      <style:paragraph-properties fo:text-align="start" style:justify-single-word="false"/>
      <style:text-properties style:font-name="Noto Mono" officeooo:rsid="001d620e" officeooo:paragraph-rsid="001d620e"/>
    </style:style>
    <style:style style:name="P9" style:family="paragraph" style:parent-style-name="Standard">
      <style:paragraph-properties fo:text-align="start" style:justify-single-word="false"/>
      <style:text-properties style:font-name="Noto Mono" fo:font-weight="bold" officeooo:paragraph-rsid="000deaa3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Noto Mono" fo:font-weight="bold" officeooo:paragraph-rsid="000edbb9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e4fbe" officeooo:paragraph-rsid="001e4fbe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paragraph-rsid="00354430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354430" officeooo:paragraph-rsid="00354430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441454" officeooo:paragraph-rsid="00441454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e4fbe" officeooo:paragraph-rsid="001e4fbe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17388" officeooo:paragraph-rsid="00217388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511cc" officeooo:paragraph-rsid="002511c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9acdf" officeooo:paragraph-rsid="002ae40b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ae40b" officeooo:paragraph-rsid="002ae40b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rsid="0029acdf" officeooo:paragraph-rsid="002ae40b"/>
    </style:style>
    <style:style style:name="P21" style:family="paragraph" style:parent-style-name="Standard">
      <style:paragraph-properties fo:text-align="start" style:justify-single-word="false"/>
      <style:text-properties officeooo:rsid="002d1685" officeooo:paragraph-rsid="002d1685"/>
    </style:style>
    <style:style style:name="P22" style:family="paragraph" style:parent-style-name="Standard">
      <style:paragraph-properties fo:text-align="start" style:justify-single-word="false"/>
      <style:text-properties style:text-position="0% 100%" officeooo:rsid="002d1685" officeooo:paragraph-rsid="002e2a68"/>
    </style:style>
    <style:style style:name="P23" style:family="paragraph" style:parent-style-name="Standard">
      <style:paragraph-properties fo:text-align="start" style:justify-single-word="false"/>
      <style:text-properties officeooo:rsid="00376714" officeooo:paragraph-rsid="0037ed50"/>
    </style:style>
    <style:style style:name="P24" style:family="paragraph" style:parent-style-name="Standard">
      <style:paragraph-properties fo:text-align="start" style:justify-single-word="false"/>
      <style:text-properties officeooo:rsid="00376714" officeooo:paragraph-rsid="0064ac75"/>
    </style:style>
    <style:style style:name="P25" style:family="paragraph" style:parent-style-name="Standard">
      <style:paragraph-properties fo:text-align="start" style:justify-single-word="false"/>
      <style:text-properties officeooo:rsid="00376714" officeooo:paragraph-rsid="00672f38"/>
    </style:style>
    <style:style style:name="P26" style:family="paragraph" style:parent-style-name="Standard">
      <style:paragraph-properties fo:text-align="start" style:justify-single-word="false"/>
      <style:text-properties officeooo:rsid="00376714" officeooo:paragraph-rsid="0069b956"/>
    </style:style>
    <style:style style:name="P27" style:family="paragraph" style:parent-style-name="Standard">
      <style:paragraph-properties fo:text-align="start" style:justify-single-word="false"/>
      <style:text-properties officeooo:rsid="00376714" officeooo:paragraph-rsid="006d66ac"/>
    </style:style>
    <style:style style:name="P28" style:family="paragraph" style:parent-style-name="Standard">
      <style:paragraph-properties fo:text-align="start" style:justify-single-word="false"/>
      <style:text-properties officeooo:rsid="00376714" officeooo:paragraph-rsid="006ee257"/>
    </style:style>
    <style:style style:name="P29" style:family="paragraph" style:parent-style-name="Standard">
      <style:paragraph-properties fo:text-align="start" style:justify-single-word="false"/>
      <style:text-properties officeooo:rsid="00376714" officeooo:paragraph-rsid="0070a78f"/>
    </style:style>
    <style:style style:name="P30" style:family="paragraph" style:parent-style-name="Standard">
      <style:paragraph-properties fo:text-align="start" style:justify-single-word="false"/>
      <style:text-properties officeooo:rsid="00376714" officeooo:paragraph-rsid="0073a2af"/>
    </style:style>
    <style:style style:name="P31" style:family="paragraph" style:parent-style-name="Standard">
      <style:paragraph-properties fo:text-align="start" style:justify-single-word="false"/>
      <style:text-properties officeooo:rsid="00376714" officeooo:paragraph-rsid="007bec1b"/>
    </style:style>
    <style:style style:name="P32" style:family="paragraph" style:parent-style-name="Standard">
      <style:paragraph-properties fo:text-align="start" style:justify-single-word="false"/>
      <style:text-properties officeooo:rsid="00376714" officeooo:paragraph-rsid="00800c85"/>
    </style:style>
    <style:style style:name="P33" style:family="paragraph" style:parent-style-name="Standard">
      <style:paragraph-properties fo:text-align="start" style:justify-single-word="false"/>
      <style:text-properties officeooo:rsid="00376714" officeooo:paragraph-rsid="0084c9f8"/>
    </style:style>
    <style:style style:name="P34" style:family="paragraph" style:parent-style-name="Standard">
      <style:paragraph-properties fo:text-align="start" style:justify-single-word="false"/>
      <style:text-properties officeooo:rsid="00376714" officeooo:paragraph-rsid="008967ed"/>
    </style:style>
    <style:style style:name="P35" style:family="paragraph" style:parent-style-name="Standard">
      <style:paragraph-properties fo:text-align="start" style:justify-single-word="false"/>
      <style:text-properties officeooo:rsid="00376714" officeooo:paragraph-rsid="008afa64"/>
    </style:style>
    <style:style style:name="P36" style:family="paragraph" style:parent-style-name="Standard">
      <style:paragraph-properties fo:text-align="start" style:justify-single-word="false"/>
      <style:text-properties officeooo:rsid="00376714" officeooo:paragraph-rsid="0090815a"/>
    </style:style>
    <style:style style:name="P37" style:family="paragraph" style:parent-style-name="Standard">
      <style:paragraph-properties fo:text-align="start" style:justify-single-word="false"/>
      <style:text-properties officeooo:rsid="00376714" officeooo:paragraph-rsid="0093274a"/>
    </style:style>
    <style:style style:name="P38" style:family="paragraph" style:parent-style-name="Standard">
      <style:paragraph-properties fo:text-align="start" style:justify-single-word="false"/>
      <style:text-properties officeooo:rsid="00376714" officeooo:paragraph-rsid="00932c84"/>
    </style:style>
    <style:style style:name="P39" style:family="paragraph" style:parent-style-name="Standard">
      <style:paragraph-properties fo:text-align="start" style:justify-single-word="false"/>
      <style:text-properties officeooo:rsid="0048dd88" officeooo:paragraph-rsid="0048dd88"/>
    </style:style>
    <style:style style:name="P40" style:family="paragraph" style:parent-style-name="Standard">
      <style:paragraph-properties fo:text-align="start" style:justify-single-word="false"/>
      <style:text-properties officeooo:rsid="0048dd88" officeooo:paragraph-rsid="004a4a72"/>
    </style:style>
    <style:style style:name="P41" style:family="paragraph" style:parent-style-name="Standard">
      <style:paragraph-properties fo:text-align="start" style:justify-single-word="false"/>
      <style:text-properties officeooo:rsid="0048dd88" officeooo:paragraph-rsid="004bce6c"/>
    </style:style>
    <style:style style:name="P42" style:family="paragraph" style:parent-style-name="Standard">
      <style:paragraph-properties fo:text-align="start" style:justify-single-word="false"/>
      <style:text-properties officeooo:rsid="0048dd88" officeooo:paragraph-rsid="00553102"/>
    </style:style>
    <style:style style:name="P43" style:family="paragraph" style:parent-style-name="Standard">
      <style:paragraph-properties fo:text-align="start" style:justify-single-word="false"/>
      <style:text-properties officeooo:rsid="0048dd88" officeooo:paragraph-rsid="005857a9"/>
    </style:style>
    <style:style style:name="P44" style:family="paragraph" style:parent-style-name="Standard">
      <style:paragraph-properties fo:text-align="start" style:justify-single-word="false"/>
      <style:text-properties officeooo:rsid="00971821" officeooo:paragraph-rsid="00971821"/>
    </style:style>
    <style:style style:name="P45" style:family="paragraph" style:parent-style-name="Standard">
      <style:paragraph-properties fo:text-align="start" style:justify-single-word="false"/>
      <style:text-properties officeooo:rsid="0097d208" officeooo:paragraph-rsid="0098007c"/>
    </style:style>
    <style:style style:name="P46" style:family="paragraph" style:parent-style-name="Standard">
      <style:paragraph-properties fo:text-align="start" style:justify-single-word="false"/>
      <style:text-properties officeooo:rsid="0097d208" officeooo:paragraph-rsid="0099698b"/>
    </style:style>
    <style:style style:name="P47" style:family="paragraph" style:parent-style-name="Standard">
      <style:paragraph-properties fo:text-align="start" style:justify-single-word="false"/>
      <style:text-properties officeooo:rsid="0097d208" officeooo:paragraph-rsid="0099c772"/>
    </style:style>
    <style:style style:name="P48" style:family="paragraph" style:parent-style-name="Standard">
      <style:paragraph-properties fo:text-align="start" style:justify-single-word="false"/>
      <style:text-properties officeooo:rsid="0097d208" officeooo:paragraph-rsid="009bb651"/>
    </style:style>
    <style:style style:name="P49" style:family="paragraph" style:parent-style-name="Standard">
      <style:paragraph-properties fo:text-align="start" style:justify-single-word="false"/>
      <style:text-properties officeooo:rsid="009e1ed2" officeooo:paragraph-rsid="009e1ed2"/>
    </style:style>
    <style:style style:name="P50" style:family="paragraph" style:parent-style-name="Standard">
      <style:paragraph-properties fo:text-align="start" style:justify-single-word="false"/>
      <style:text-properties officeooo:rsid="009e9d7a" officeooo:paragraph-rsid="009e9d7a"/>
    </style:style>
    <style:style style:name="P51" style:family="paragraph" style:parent-style-name="Standard">
      <style:paragraph-properties fo:text-align="start" style:justify-single-word="false"/>
      <style:text-properties officeooo:rsid="009f5702" officeooo:paragraph-rsid="009f5702"/>
    </style:style>
    <style:style style:name="P52" style:family="paragraph" style:parent-style-name="Standard">
      <style:paragraph-properties fo:text-align="start" style:justify-single-word="false"/>
      <style:text-properties officeooo:rsid="00a0b879" officeooo:paragraph-rsid="00a0b879"/>
    </style:style>
    <style:style style:name="P53" style:family="paragraph" style:parent-style-name="Standard">
      <style:paragraph-properties fo:text-align="start" style:justify-single-word="false"/>
      <style:text-properties officeooo:rsid="00a24e86" officeooo:paragraph-rsid="00a24e86"/>
    </style:style>
    <style:style style:name="P54" style:family="paragraph" style:parent-style-name="Standard">
      <style:paragraph-properties fo:text-align="start" style:justify-single-word="false"/>
      <style:text-properties officeooo:rsid="00a435de" officeooo:paragraph-rsid="00a435de"/>
    </style:style>
    <style:style style:name="P55" style:family="paragraph" style:parent-style-name="Standard">
      <style:paragraph-properties fo:text-align="start" style:justify-single-word="false"/>
      <style:text-properties officeooo:rsid="00a435de" officeooo:paragraph-rsid="00a51a4a"/>
    </style:style>
    <style:style style:name="P56" style:family="paragraph" style:parent-style-name="Standard">
      <style:paragraph-properties fo:text-align="start" style:justify-single-word="false"/>
      <style:text-properties officeooo:rsid="00a5f553" officeooo:paragraph-rsid="00a5f553"/>
    </style:style>
    <style:style style:name="P57" style:family="paragraph" style:parent-style-name="Standard">
      <style:paragraph-properties fo:text-align="start" style:justify-single-word="false"/>
      <style:text-properties officeooo:rsid="00a72cfc" officeooo:paragraph-rsid="00a72cfc"/>
    </style:style>
    <style:style style:name="P58" style:family="paragraph" style:parent-style-name="Standard">
      <style:paragraph-properties fo:text-align="start" style:justify-single-word="false"/>
      <style:text-properties officeooo:rsid="00a72cfc" officeooo:paragraph-rsid="00a78b33"/>
    </style:style>
    <style:style style:name="P59" style:family="paragraph" style:parent-style-name="Standard">
      <style:paragraph-properties fo:text-align="start" style:justify-single-word="false"/>
      <style:text-properties officeooo:rsid="00a72cfc" officeooo:paragraph-rsid="00a7ab4e"/>
    </style:style>
    <style:style style:name="P60" style:family="paragraph" style:parent-style-name="Standard">
      <style:paragraph-properties fo:text-align="start" style:justify-single-word="false"/>
      <style:text-properties officeooo:rsid="00a72cfc" officeooo:paragraph-rsid="00a85b29"/>
    </style:style>
    <style:style style:name="P61" style:family="paragraph" style:parent-style-name="Standard">
      <style:paragraph-properties fo:text-align="start" style:justify-single-word="false" fo:break-before="page"/>
      <style:text-properties fo:font-weight="bold" officeooo:paragraph-rsid="001ec431" style:font-weight-asian="bold" style:font-weight-complex="bold"/>
    </style:style>
    <style:style style:name="P62" style:family="paragraph" style:parent-style-name="Standard">
      <style:paragraph-properties fo:text-align="start" style:justify-single-word="false" fo:break-before="page"/>
      <style:text-properties fo:font-weight="bold" officeooo:paragraph-rsid="00235cf8" style:font-weight-asian="bold" style:font-weight-complex="bold"/>
    </style:style>
    <style:style style:name="P63" style:family="paragraph" style:parent-style-name="Standard">
      <style:paragraph-properties fo:text-align="start" style:justify-single-word="false" fo:break-before="page"/>
      <style:text-properties fo:font-weight="bold" officeooo:paragraph-rsid="003000cc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Noto Mono" fo:font-style="normal" officeooo:rsid="000edbb9" officeooo:paragraph-rsid="000edbb9" style:font-name-asian="NSimSun1" style:font-style-asian="normal" style:font-name-complex="Arial" style:font-style-complex="normal"/>
    </style:style>
    <style:style style:name="P65" style:family="paragraph" style:parent-style-name="Standard">
      <style:paragraph-properties fo:text-align="start" style:justify-single-word="false"/>
      <style:text-properties style:font-name="Noto Mono" fo:font-style="normal" fo:font-weight="normal" officeooo:rsid="000f9604" officeooo:paragraph-rsid="000edbb9" style:font-name-asian="NSimSun1" style:font-style-asian="normal" style:font-weight-asian="normal" style:font-name-complex="Arial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Noto Mono" fo:font-style="normal" fo:font-weight="normal" officeooo:rsid="00116753" officeooo:paragraph-rsid="00116753" style:font-name-asian="NSimSun1" style:font-style-asian="normal" style:font-weight-asian="normal" style:font-name-complex="Arial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Noto Mono" fo:font-style="normal" fo:font-weight="normal" officeooo:rsid="001bad66" officeooo:paragraph-rsid="001bad66" style:font-name-asian="NSimSun" style:font-style-asian="normal" style:font-weight-asian="normal" style:font-name-complex="NSimSun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Noto Mono" fo:font-style="normal" fo:font-weight="normal" officeooo:rsid="00354430" officeooo:paragraph-rsid="003000cc" style:font-name-asian="NSimSun" style:font-style-asian="normal" style:font-weight-asian="normal" style:font-name-complex="NSimSun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Noto Mono" fo:font-style="normal" fo:font-weight="normal" officeooo:rsid="00bbabe9" officeooo:paragraph-rsid="00bbea06" style:font-name-asian="NSimSun" style:font-style-asian="normal" style:font-weight-asian="normal" style:font-name-complex="NSimSun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Noto Mono" fo:font-style="normal" fo:font-weight="bold" officeooo:rsid="003000cc" officeooo:paragraph-rsid="003000cc" style:font-name-asian="NSimSun" style:font-style-asian="normal" style:font-weight-asian="bold" style:font-name-complex="NSimSun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Noto Mono" fo:font-style="normal" officeooo:rsid="00354430" officeooo:paragraph-rsid="00354430" style:font-name-asian="NSimSun" style:font-style-asian="normal" style:font-name-complex="NSimSun" style:font-style-complex="normal"/>
    </style:style>
    <style:style style:name="P72" style:family="paragraph" style:parent-style-name="Standard">
      <style:paragraph-properties fo:text-align="start" style:justify-single-word="false"/>
      <style:text-properties style:font-name="Noto Mono" fo:font-style="normal" officeooo:rsid="0036ca22" officeooo:paragraph-rsid="0036fe9d" style:font-name-asian="NSimSun" style:font-style-asian="normal" style:font-name-complex="NSimSun" style:font-style-complex="normal"/>
    </style:style>
    <style:style style:name="P73" style:family="paragraph" style:parent-style-name="Standard">
      <style:paragraph-properties fo:text-align="start" style:justify-single-word="false"/>
      <style:text-properties style:font-name="Noto Mono" fo:font-style="normal" officeooo:rsid="003b8c33" officeooo:paragraph-rsid="0036fe9d" style:font-name-asian="NSimSun" style:font-style-asian="normal" style:font-name-complex="NSimSun" style:font-style-complex="normal"/>
    </style:style>
    <style:style style:name="P74" style:family="paragraph" style:parent-style-name="Standard">
      <style:paragraph-properties fo:text-align="start" style:justify-single-word="false"/>
      <style:text-properties style:font-name="Noto Mono" fo:font-style="normal" officeooo:rsid="0097d208" officeooo:paragraph-rsid="0097d208" style:font-name-asian="NSimSun" style:font-style-asian="normal" style:font-name-complex="NSimSun" style:font-style-complex="normal"/>
    </style:style>
    <style:style style:name="P75" style:family="paragraph" style:parent-style-name="Standard">
      <style:paragraph-properties fo:text-align="start" style:justify-single-word="false"/>
      <style:text-properties style:font-name="Noto Mono" fo:font-style="normal" officeooo:rsid="0097d208" officeooo:paragraph-rsid="009bb651" style:font-name-asian="NSimSun" style:font-style-asian="normal" style:font-name-complex="NSimSun" style:font-style-complex="normal"/>
    </style:style>
    <style:style style:name="P76" style:family="paragraph" style:parent-style-name="Standard">
      <style:paragraph-properties fo:text-align="start" style:justify-single-word="false"/>
      <style:text-properties style:font-name="Noto Mono" fo:font-style="normal" officeooo:rsid="00376714" officeooo:paragraph-rsid="0037ed50" style:font-name-asian="NSimSun" style:font-style-asian="normal" style:font-name-complex="NSimSun" style:font-style-complex="normal"/>
    </style:style>
    <style:style style:name="P77" style:family="paragraph" style:parent-style-name="Standard">
      <style:paragraph-properties fo:text-align="start" style:justify-single-word="false"/>
      <style:text-properties style:font-name="Noto Mono" fo:font-style="normal" officeooo:rsid="00376714" officeooo:paragraph-rsid="0064ac75" style:font-name-asian="NSimSun" style:font-style-asian="normal" style:font-name-complex="NSimSun" style:font-style-complex="normal"/>
    </style:style>
    <style:style style:name="P78" style:family="paragraph" style:parent-style-name="Standard">
      <style:paragraph-properties fo:text-align="start" style:justify-single-word="false"/>
      <style:text-properties style:font-name="Noto Mono" fo:font-style="normal" officeooo:rsid="00376714" officeooo:paragraph-rsid="00672f38" style:font-name-asian="NSimSun" style:font-style-asian="normal" style:font-name-complex="NSimSun" style:font-style-complex="normal"/>
    </style:style>
    <style:style style:name="P79" style:family="paragraph" style:parent-style-name="Standard">
      <style:paragraph-properties fo:text-align="start" style:justify-single-word="false"/>
      <style:text-properties style:font-name="Noto Mono" fo:font-style="normal" officeooo:rsid="00376714" officeooo:paragraph-rsid="0069b956" style:font-name-asian="NSimSun" style:font-style-asian="normal" style:font-name-complex="NSimSun" style:font-style-complex="normal"/>
    </style:style>
    <style:style style:name="P80" style:family="paragraph" style:parent-style-name="Standard">
      <style:paragraph-properties fo:text-align="start" style:justify-single-word="false"/>
      <style:text-properties style:font-name="Noto Mono" fo:font-style="normal" officeooo:rsid="00376714" officeooo:paragraph-rsid="006d66ac" style:font-name-asian="NSimSun" style:font-style-asian="normal" style:font-name-complex="NSimSun" style:font-style-complex="normal"/>
    </style:style>
    <style:style style:name="P81" style:family="paragraph" style:parent-style-name="Standard">
      <style:paragraph-properties fo:text-align="start" style:justify-single-word="false"/>
      <style:text-properties style:font-name="Noto Mono" fo:font-style="normal" officeooo:rsid="00376714" officeooo:paragraph-rsid="006ee257" style:font-name-asian="NSimSun" style:font-style-asian="normal" style:font-name-complex="NSimSun" style:font-style-complex="normal"/>
    </style:style>
    <style:style style:name="P82" style:family="paragraph" style:parent-style-name="Standard">
      <style:paragraph-properties fo:text-align="start" style:justify-single-word="false"/>
      <style:text-properties style:font-name="Noto Mono" fo:font-style="normal" officeooo:rsid="00376714" officeooo:paragraph-rsid="0070a78f" style:font-name-asian="NSimSun" style:font-style-asian="normal" style:font-name-complex="NSimSun" style:font-style-complex="normal"/>
    </style:style>
    <style:style style:name="P83" style:family="paragraph" style:parent-style-name="Standard">
      <style:paragraph-properties fo:text-align="start" style:justify-single-word="false"/>
      <style:text-properties style:font-name="Noto Mono" fo:font-style="normal" officeooo:rsid="00376714" officeooo:paragraph-rsid="0073a2af" style:font-name-asian="NSimSun" style:font-style-asian="normal" style:font-name-complex="NSimSun" style:font-style-complex="normal"/>
    </style:style>
    <style:style style:name="P84" style:family="paragraph" style:parent-style-name="Standard">
      <style:paragraph-properties fo:text-align="start" style:justify-single-word="false"/>
      <style:text-properties style:font-name="Noto Mono" fo:font-style="normal" officeooo:rsid="00376714" officeooo:paragraph-rsid="007bec1b" style:font-name-asian="NSimSun" style:font-style-asian="normal" style:font-name-complex="NSimSun" style:font-style-complex="normal"/>
    </style:style>
    <style:style style:name="P85" style:family="paragraph" style:parent-style-name="Standard">
      <style:paragraph-properties fo:text-align="start" style:justify-single-word="false"/>
      <style:text-properties style:font-name="Noto Mono" fo:font-style="normal" officeooo:rsid="00376714" officeooo:paragraph-rsid="00800c85" style:font-name-asian="NSimSun" style:font-style-asian="normal" style:font-name-complex="NSimSun" style:font-style-complex="normal"/>
    </style:style>
    <style:style style:name="P86" style:family="paragraph" style:parent-style-name="Standard">
      <style:paragraph-properties fo:text-align="start" style:justify-single-word="false"/>
      <style:text-properties style:font-name="Noto Mono" fo:font-style="normal" officeooo:rsid="00376714" officeooo:paragraph-rsid="0084c9f8" style:font-name-asian="NSimSun" style:font-style-asian="normal" style:font-name-complex="NSimSun" style:font-style-complex="normal"/>
    </style:style>
    <style:style style:name="P87" style:family="paragraph" style:parent-style-name="Standard">
      <style:paragraph-properties fo:text-align="start" style:justify-single-word="false"/>
      <style:text-properties style:font-name="Noto Mono" fo:font-style="normal" officeooo:rsid="00376714" officeooo:paragraph-rsid="008967ed" style:font-name-asian="NSimSun" style:font-style-asian="normal" style:font-name-complex="NSimSun" style:font-style-complex="normal"/>
    </style:style>
    <style:style style:name="P88" style:family="paragraph" style:parent-style-name="Standard">
      <style:paragraph-properties fo:text-align="start" style:justify-single-word="false"/>
      <style:text-properties style:font-name="Noto Mono" fo:font-style="normal" officeooo:rsid="00376714" officeooo:paragraph-rsid="008afa64" style:font-name-asian="NSimSun" style:font-style-asian="normal" style:font-name-complex="NSimSun" style:font-style-complex="normal"/>
    </style:style>
    <style:style style:name="P89" style:family="paragraph" style:parent-style-name="Standard">
      <style:paragraph-properties fo:text-align="start" style:justify-single-word="false"/>
      <style:text-properties style:font-name="Noto Mono" fo:font-style="normal" officeooo:rsid="00376714" officeooo:paragraph-rsid="0090815a" style:font-name-asian="NSimSun" style:font-style-asian="normal" style:font-name-complex="NSimSun" style:font-style-complex="normal"/>
    </style:style>
    <style:style style:name="P90" style:family="paragraph" style:parent-style-name="Standard">
      <style:paragraph-properties fo:text-align="start" style:justify-single-word="false"/>
      <style:text-properties style:font-name="Noto Mono" fo:font-style="normal" officeooo:rsid="00376714" officeooo:paragraph-rsid="00932c84" style:font-name-asian="NSimSun" style:font-style-asian="normal" style:font-name-complex="NSimSun" style:font-style-complex="normal"/>
    </style:style>
    <style:style style:name="P91" style:family="paragraph" style:parent-style-name="Standard">
      <style:paragraph-properties fo:text-align="start" style:justify-single-word="false"/>
      <style:text-properties style:font-name="Noto Mono" fo:font-style="normal" officeooo:rsid="00376714" officeooo:paragraph-rsid="0093274a" style:font-name-asian="NSimSun" style:font-style-asian="normal" style:font-name-complex="NSimSun" style:font-style-complex="normal"/>
    </style:style>
    <style:style style:name="P92" style:family="paragraph" style:parent-style-name="Standard">
      <style:paragraph-properties fo:text-align="start" style:justify-single-word="false"/>
      <style:text-properties style:font-name="Noto Mono" fo:font-style="normal" officeooo:rsid="009cd066" officeooo:paragraph-rsid="009cd066" style:font-name-asian="NSimSun" style:font-style-asian="normal" style:font-name-complex="NSimSun" style:font-style-complex="normal"/>
    </style:style>
    <style:style style:name="P93" style:family="paragraph" style:parent-style-name="Standard">
      <style:paragraph-properties fo:text-align="start" style:justify-single-word="false"/>
      <style:text-properties style:font-name="Noto Mono" fo:font-style="normal" officeooo:rsid="009d1fc5" officeooo:paragraph-rsid="009d1fc5" style:font-name-asian="NSimSun" style:font-style-asian="normal" style:font-name-complex="NSimSun" style:font-style-complex="normal"/>
    </style:style>
    <style:style style:name="P94" style:family="paragraph" style:parent-style-name="Standard">
      <style:paragraph-properties fo:text-align="start" style:justify-single-word="false"/>
      <style:text-properties style:font-name="Noto Mono" fo:font-style="normal" officeooo:rsid="009d264d" officeooo:paragraph-rsid="009d264d" style:font-name-asian="NSimSun" style:font-style-asian="normal" style:font-name-complex="NSimSun" style:font-style-complex="normal"/>
    </style:style>
    <style:style style:name="P95" style:family="paragraph" style:parent-style-name="Standard">
      <style:paragraph-properties fo:text-align="start" style:justify-single-word="false"/>
      <style:text-properties style:font-name="Noto Mono" fo:font-style="normal" officeooo:rsid="00764a64" officeooo:paragraph-rsid="0073a2af" style:font-name-asian="NSimSun" style:font-style-asian="normal" style:font-name-complex="NSimSun" style:font-style-complex="normal"/>
    </style:style>
    <style:style style:name="P96" style:family="paragraph" style:parent-style-name="Standard">
      <style:paragraph-properties fo:text-align="start" style:justify-single-word="false"/>
      <style:text-properties style:font-name="Noto Mono" fo:font-style="normal" officeooo:rsid="007bec1b" officeooo:paragraph-rsid="007bec1b" style:font-name-asian="NSimSun" style:font-style-asian="normal" style:font-name-complex="NSimSun" style:font-style-complex="normal"/>
    </style:style>
    <style:style style:name="P97" style:family="paragraph" style:parent-style-name="Standard">
      <style:paragraph-properties fo:text-align="start" style:justify-single-word="false"/>
      <style:text-properties style:font-name="Noto Mono" fo:font-style="normal" officeooo:rsid="007bec1b" officeooo:paragraph-rsid="009e9d7a" style:font-name-asian="NSimSun" style:font-style-asian="normal" style:font-name-complex="NSimSun" style:font-style-complex="normal"/>
    </style:style>
    <style:style style:name="P98" style:family="paragraph" style:parent-style-name="Standard">
      <style:paragraph-properties fo:text-align="start" style:justify-single-word="false"/>
      <style:text-properties style:font-name="Noto Mono" fo:font-style="normal" officeooo:rsid="007bec1b" officeooo:paragraph-rsid="0084c9f8" style:font-name-asian="NSimSun" style:font-style-asian="normal" style:font-name-complex="NSimSun" style:font-style-complex="normal"/>
    </style:style>
    <style:style style:name="P99" style:family="paragraph" style:parent-style-name="Standard">
      <style:paragraph-properties fo:text-align="start" style:justify-single-word="false"/>
      <style:text-properties style:font-name="Noto Mono" fo:font-style="normal" officeooo:rsid="007bec1b" officeooo:paragraph-rsid="00a24e86" style:font-name-asian="NSimSun" style:font-style-asian="normal" style:font-name-complex="NSimSun" style:font-style-complex="normal"/>
    </style:style>
    <style:style style:name="P100" style:family="paragraph" style:parent-style-name="Standard">
      <style:paragraph-properties fo:text-align="start" style:justify-single-word="false"/>
      <style:text-properties style:font-name="Noto Mono" fo:font-style="normal" officeooo:rsid="007bec1b" officeooo:paragraph-rsid="008afa64" style:font-name-asian="NSimSun" style:font-style-asian="normal" style:font-name-complex="NSimSun" style:font-style-complex="normal"/>
    </style:style>
    <style:style style:name="P101" style:family="paragraph" style:parent-style-name="Standard">
      <style:paragraph-properties fo:text-align="start" style:justify-single-word="false"/>
      <style:text-properties style:font-name="Noto Mono" fo:font-style="normal" officeooo:rsid="007bec1b" officeooo:paragraph-rsid="0090815a" style:font-name-asian="NSimSun" style:font-style-asian="normal" style:font-name-complex="NSimSun" style:font-style-complex="normal"/>
    </style:style>
    <style:style style:name="P102" style:family="paragraph" style:parent-style-name="Standard">
      <style:paragraph-properties fo:text-align="start" style:justify-single-word="false"/>
      <style:text-properties style:font-name="Noto Mono" fo:font-style="normal" officeooo:rsid="007bec1b" officeooo:paragraph-rsid="00a51a4a" style:font-name-asian="NSimSun" style:font-style-asian="normal" style:font-name-complex="NSimSun" style:font-style-complex="normal"/>
    </style:style>
    <style:style style:name="P103" style:family="paragraph" style:parent-style-name="Standard">
      <style:paragraph-properties fo:text-align="start" style:justify-single-word="false"/>
      <style:text-properties style:font-name="Noto Mono" fo:font-style="normal" officeooo:rsid="007bec1b" officeooo:paragraph-rsid="0093274a" style:font-name-asian="NSimSun" style:font-style-asian="normal" style:font-name-complex="NSimSun" style:font-style-complex="normal"/>
    </style:style>
    <style:style style:name="P104" style:family="paragraph" style:parent-style-name="Standard">
      <style:paragraph-properties fo:text-align="start" style:justify-single-word="false"/>
      <style:text-properties style:font-name="Noto Mono" fo:font-style="normal" officeooo:rsid="0084c9f8" officeooo:paragraph-rsid="00800c85" style:font-name-asian="NSimSun" style:font-style-asian="normal" style:font-name-complex="NSimSun" style:font-style-complex="normal"/>
    </style:style>
    <style:style style:name="P105" style:family="paragraph" style:parent-style-name="Standard">
      <style:paragraph-properties fo:text-align="start" style:justify-single-word="false"/>
      <style:text-properties style:font-name="Noto Mono" fo:font-style="normal" officeooo:rsid="004718f2" officeooo:paragraph-rsid="00441454" style:font-name-asian="NSimSun" style:font-style-asian="normal" style:font-name-complex="NSimSun" style:font-style-complex="normal"/>
    </style:style>
    <style:style style:name="P106" style:family="paragraph" style:parent-style-name="Standard">
      <style:paragraph-properties fo:text-align="start" style:justify-single-word="false"/>
      <style:text-properties style:font-name="Noto Mono" fo:font-style="normal" officeooo:rsid="0048dd88" officeooo:paragraph-rsid="0048dd88" style:font-name-asian="NSimSun" style:font-style-asian="normal" style:font-name-complex="NSimSun" style:font-style-complex="normal"/>
    </style:style>
    <style:style style:name="P107" style:family="paragraph" style:parent-style-name="Standard">
      <style:paragraph-properties fo:text-align="start" style:justify-single-word="false"/>
      <style:text-properties style:font-name="Noto Mono" fo:font-style="normal" officeooo:rsid="0048dd88" officeooo:paragraph-rsid="004a4a72" style:font-name-asian="NSimSun" style:font-style-asian="normal" style:font-name-complex="NSimSun" style:font-style-complex="normal"/>
    </style:style>
    <style:style style:name="P108" style:family="paragraph" style:parent-style-name="Standard">
      <style:paragraph-properties fo:text-align="start" style:justify-single-word="false"/>
      <style:text-properties style:font-name="Noto Mono" fo:font-style="normal" officeooo:rsid="0048dd88" officeooo:paragraph-rsid="004bce6c" style:font-name-asian="NSimSun" style:font-style-asian="normal" style:font-name-complex="NSimSun" style:font-style-complex="normal"/>
    </style:style>
    <style:style style:name="P109" style:family="paragraph" style:parent-style-name="Standard">
      <style:paragraph-properties fo:text-align="start" style:justify-single-word="false"/>
      <style:text-properties style:font-name="Noto Mono" fo:font-style="normal" officeooo:rsid="0048dd88" officeooo:paragraph-rsid="00553102" style:font-name-asian="NSimSun" style:font-style-asian="normal" style:font-name-complex="NSimSun" style:font-style-complex="normal"/>
    </style:style>
    <style:style style:name="P110" style:family="paragraph" style:parent-style-name="Standard">
      <style:paragraph-properties fo:text-align="start" style:justify-single-word="false"/>
      <style:text-properties style:font-name="Noto Mono" fo:font-style="normal" officeooo:rsid="0048dd88" officeooo:paragraph-rsid="005857a9" style:font-name-asian="NSimSun" style:font-style-asian="normal" style:font-name-complex="NSimSun" style:font-style-complex="normal"/>
    </style:style>
    <style:style style:name="P111" style:family="paragraph" style:parent-style-name="Standard">
      <style:paragraph-properties fo:text-align="start" style:justify-single-word="false"/>
      <style:text-properties style:font-name="Noto Mono" fo:font-style="normal" officeooo:rsid="004c36a1" officeooo:paragraph-rsid="0048dd88" style:font-name-asian="NSimSun" style:font-style-asian="normal" style:font-name-complex="NSimSun" style:font-style-complex="normal"/>
    </style:style>
    <style:style style:name="P112" style:family="paragraph" style:parent-style-name="Standard">
      <style:paragraph-properties fo:text-align="start" style:justify-single-word="false"/>
      <style:text-properties style:font-name="Noto Mono" fo:font-style="normal" officeooo:rsid="004c36a1" officeooo:paragraph-rsid="004a4a72" style:font-name-asian="NSimSun" style:font-style-asian="normal" style:font-name-complex="NSimSun" style:font-style-complex="normal"/>
    </style:style>
    <style:style style:name="P113" style:family="paragraph" style:parent-style-name="Standard">
      <style:paragraph-properties fo:text-align="start" style:justify-single-word="false"/>
      <style:text-properties style:font-name="Noto Mono" fo:font-style="normal" officeooo:rsid="00a78b33" officeooo:paragraph-rsid="00a85b29" style:font-name-asian="NSimSun" style:font-style-asian="normal" style:font-name-complex="NSimSun" style:font-style-complex="normal"/>
    </style:style>
    <style:style style:name="P114" style:family="paragraph" style:parent-style-name="Standard">
      <style:paragraph-properties fo:text-align="start" style:justify-single-word="false"/>
      <style:text-properties style:text-position="0% 100%" style:font-name="Noto Mono" fo:font-style="normal" fo:font-weight="normal" officeooo:rsid="0015459a" officeooo:paragraph-rsid="0015459a" style:font-name-asian="NSimSun" style:font-style-asian="normal" style:font-weight-asian="normal" style:font-name-complex="NSimSun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text-position="0% 100%" style:font-name="Noto Mono" fo:font-style="normal" fo:font-weight="normal" officeooo:rsid="001a86c8" officeooo:paragraph-rsid="0019219f" style:font-name-asian="NSimSun" style:font-style-asian="normal" style:font-weight-asian="normal" style:font-name-complex="NSimSun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text-position="0% 100%" style:font-name="Noto Mono" fo:font-style="normal" fo:font-weight="normal" officeooo:rsid="001b9c92" officeooo:paragraph-rsid="001b9c92" style:font-name-asian="NSimSun" style:font-style-asian="normal" style:font-weight-asian="normal" style:font-name-complex="NSimSun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text-position="0% 100%" style:font-name="Noto Mono" fo:font-style="normal" fo:font-weight="normal" officeooo:rsid="001d620e" officeooo:paragraph-rsid="001d620e" style:font-name-asian="NSimSun" style:font-style-asian="normal" style:font-weight-asian="normal" style:font-name-complex="NSimSun" style:font-style-complex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text-position="0% 100%" style:font-name="Noto Mono" fo:font-style="normal" fo:font-weight="normal" officeooo:rsid="001fc3a3" officeooo:paragraph-rsid="001fc3a3" style:font-name-asian="NSimSun" style:font-style-asian="normal" style:font-weight-asian="normal" style:font-name-complex="NSimSun" style:font-style-complex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text-position="0% 100%" style:font-name="Noto Mono" fo:font-style="normal" fo:font-weight="normal" officeooo:rsid="00217388" officeooo:paragraph-rsid="00217388" style:font-name-asian="NSimSun" style:font-style-asian="normal" style:font-weight-asian="normal" style:font-name-complex="NSimSun" style:font-style-complex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text-position="0% 100%" style:font-name="Noto Mono" fo:font-style="normal" fo:font-weight="normal" officeooo:rsid="0022b489" officeooo:paragraph-rsid="00217388" style:font-name-asian="NSimSun" style:font-style-asian="normal" style:font-weight-asian="normal" style:font-name-complex="NSimSun" style:font-style-complex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text-position="0% 100%" style:font-name="Noto Mono" fo:font-style="normal" fo:font-weight="normal" officeooo:rsid="0022b489" officeooo:paragraph-rsid="0022b489" style:font-name-asian="NSimSun" style:font-style-asian="normal" style:font-weight-asian="normal" style:font-name-complex="NSimSun" style:font-style-complex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text-position="0% 100%" style:font-name="Noto Mono" fo:font-style="normal" fo:font-weight="normal" officeooo:rsid="00235cf8" officeooo:paragraph-rsid="00235cf8" style:font-name-asian="NSimSun" style:font-style-asian="normal" style:font-weight-asian="normal" style:font-name-complex="NSimSun" style:font-style-complex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text-position="0% 100%" style:font-name="Noto Mono" fo:font-style="normal" fo:font-weight="normal" officeooo:rsid="002511cc" officeooo:paragraph-rsid="002511cc" style:font-name-asian="NSimSun" style:font-style-asian="normal" style:font-weight-asian="normal" style:font-name-complex="NSimSun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text-position="0% 100%" style:font-name="Noto Mono" fo:font-style="normal" fo:font-weight="normal" officeooo:rsid="002ae40b" officeooo:paragraph-rsid="002ae40b" style:font-name-asian="NSimSun" style:font-style-asian="normal" style:font-weight-asian="normal" style:font-name-complex="NSimSun" style:font-style-complex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text-position="0% 100%" style:font-name="Noto Mono" fo:font-style="normal" fo:font-weight="normal" officeooo:rsid="00ad8449" officeooo:paragraph-rsid="00ad8449" style:font-name-asian="NSimSun" style:font-style-asian="normal" style:font-weight-asian="normal" style:font-name-complex="NSimSun" style:font-style-complex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text-position="0% 100%" style:font-name="Noto Mono" fo:font-style="normal" fo:font-weight="normal" officeooo:rsid="00b412b1" officeooo:paragraph-rsid="00b412b1" style:font-name-asian="NSimSun" style:font-style-asian="normal" style:font-weight-asian="normal" style:font-name-complex="NSimSun" style:font-style-complex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text-position="0% 100%" style:font-name="Noto Mono" fo:font-style="normal" fo:font-weight="normal" officeooo:rsid="00bbea06" officeooo:paragraph-rsid="00bbea06" style:font-name-asian="NSimSun" style:font-style-asian="normal" style:font-weight-asian="normal" style:font-name-complex="NSimSun" style:font-style-complex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text-position="0% 100%" style:font-name="Noto Mono" fo:font-style="normal" fo:font-weight="normal" officeooo:rsid="00bdc619" officeooo:paragraph-rsid="00bbea06" style:font-name-asian="NSimSun" style:font-style-asian="normal" style:font-weight-asian="normal" style:font-name-complex="NSimSun" style:font-style-complex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text-position="0% 100%" style:font-name="Noto Mono" fo:font-style="normal" fo:font-weight="normal" officeooo:rsid="00be5999" officeooo:paragraph-rsid="00be5999" style:font-name-asian="NSimSun" style:font-style-asian="normal" style:font-weight-asian="normal" style:font-name-complex="NSimSun" style:font-style-complex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text-position="0% 100%" style:font-name="Noto Mono" fo:font-style="normal" fo:font-weight="bold" officeooo:rsid="001e4fbe" officeooo:paragraph-rsid="001e4fbe" style:font-name-asian="NSimSun" style:font-style-asian="normal" style:font-weight-asian="bold" style:font-name-complex="NSimSun" style:font-style-complex="normal" style:font-weight-complex="bold"/>
    </style:style>
    <style:style style:name="P131" style:family="paragraph" style:parent-style-name="Standard">
      <style:paragraph-properties fo:text-align="start" style:justify-single-word="false"/>
      <style:text-properties style:text-position="0% 100%" style:font-name="Noto Mono" fo:font-style="normal" fo:font-weight="bold" officeooo:rsid="001ec431" officeooo:paragraph-rsid="001ec431" style:font-name-asian="NSimSun" style:font-style-asian="normal" style:font-weight-asian="bold" style:font-name-complex="NSimSun" style:font-style-complex="normal" style:font-weight-complex="bold"/>
    </style:style>
    <style:style style:name="P132" style:family="paragraph" style:parent-style-name="Standard">
      <style:paragraph-properties fo:text-align="start" style:justify-single-word="false"/>
      <style:text-properties style:text-position="0% 100%" style:font-name="Noto Mono" fo:font-style="normal" fo:font-weight="bold" officeooo:rsid="00235cf8" officeooo:paragraph-rsid="00235cf8" style:font-name-asian="NSimSun" style:font-style-asian="normal" style:font-weight-asian="bold" style:font-name-complex="NSimSun" style:font-style-complex="normal" style:font-weight-complex="bold"/>
    </style:style>
    <style:style style:name="P133" style:family="paragraph" style:parent-style-name="Standard">
      <style:paragraph-properties fo:text-align="start" style:justify-single-word="false"/>
      <style:text-properties style:text-position="0% 100%" style:font-name="Noto Mono" fo:font-style="normal" fo:font-weight="bold" officeooo:rsid="00281ecc" officeooo:paragraph-rsid="00281ecc" style:font-name-asian="NSimSun" style:font-style-asian="normal" style:font-weight-asian="bold" style:font-name-complex="NSimSun" style:font-style-complex="normal" style:font-weight-complex="bold"/>
    </style:style>
    <style:style style:name="P134" style:family="paragraph" style:parent-style-name="Standard">
      <style:paragraph-properties fo:text-align="start" style:justify-single-word="false"/>
      <style:text-properties style:text-position="0% 100%" style:font-name="Noto Mono" fo:font-style="normal" fo:font-weight="bold" officeooo:rsid="00293008" officeooo:paragraph-rsid="00293008" style:font-name-asian="NSimSun" style:font-style-asian="normal" style:font-weight-asian="bold" style:font-name-complex="NSimSun" style:font-style-complex="normal" style:font-weight-complex="bold"/>
    </style:style>
    <style:style style:name="P135" style:family="paragraph" style:parent-style-name="Standard">
      <style:paragraph-properties fo:text-align="start" style:justify-single-word="false"/>
      <style:text-properties style:text-position="0% 100%" style:font-name="Noto Mono" fo:font-style="normal" fo:font-weight="bold" officeooo:rsid="002d1685" officeooo:paragraph-rsid="002d1685" style:font-name-asian="NSimSun" style:font-style-asian="normal" style:font-weight-asian="bold" style:font-name-complex="NSimSun" style:font-style-complex="normal" style:font-weight-complex="bold"/>
    </style:style>
    <style:style style:name="P136" style:family="paragraph" style:parent-style-name="Standard">
      <style:paragraph-properties fo:text-align="start" style:justify-single-word="false"/>
      <style:text-properties style:text-position="0% 100%" style:font-name="Noto Mono" fo:font-style="normal" fo:font-weight="bold" officeooo:rsid="00ad8449" officeooo:paragraph-rsid="001e4fbe" style:font-name-asian="NSimSun" style:font-style-asian="normal" style:font-weight-asian="bold" style:font-name-complex="NSimSun" style:font-style-complex="normal" style:font-weight-complex="bold"/>
    </style:style>
    <style:style style:name="P137" style:family="paragraph" style:parent-style-name="Standard">
      <style:paragraph-properties fo:text-align="start" style:justify-single-word="false"/>
      <style:text-properties style:text-position="0% 100%" style:font-name="Noto Mono" fo:font-style="normal" officeooo:rsid="00281ecc" officeooo:paragraph-rsid="00281ecc" style:font-name-asian="NSimSun" style:font-style-asian="normal" style:font-name-complex="NSimSun" style:font-style-complex="normal"/>
    </style:style>
    <style:style style:name="P138" style:family="paragraph" style:parent-style-name="Standard">
      <style:paragraph-properties fo:text-align="start" style:justify-single-word="false"/>
      <style:text-properties style:text-position="0% 100%" style:font-name="Noto Mono" fo:font-style="normal" officeooo:rsid="0029acdf" officeooo:paragraph-rsid="0029acdf" style:font-name-asian="NSimSun" style:font-style-asian="normal" style:font-name-complex="NSimSun" style:font-style-complex="normal"/>
    </style:style>
    <style:style style:name="P139" style:family="paragraph" style:parent-style-name="Standard">
      <style:paragraph-properties fo:text-align="start" style:justify-single-word="false"/>
      <style:text-properties style:text-position="0% 100%" style:font-name="Noto Mono" fo:font-style="normal" officeooo:rsid="002e2a68" officeooo:paragraph-rsid="002e2a68" style:font-name-asian="NSimSun" style:font-style-asian="normal" style:font-name-complex="NSimSun" style:font-style-complex="normal"/>
    </style:style>
    <style:style style:name="P140" style:family="paragraph" style:parent-style-name="Standard">
      <style:paragraph-properties fo:text-align="start" style:justify-single-word="false"/>
      <style:text-properties style:text-position="0% 100%" style:font-name="Noto Mono" fo:font-style="normal" style:text-underline-style="solid" style:text-underline-width="auto" style:text-underline-color="font-color" officeooo:rsid="0029acdf" officeooo:paragraph-rsid="0029acdf" style:font-name-asian="NSimSun" style:font-style-asian="normal" style:font-name-complex="NSimSun" style:font-style-complex="normal"/>
    </style:style>
    <style:style style:name="P141" style:family="paragraph" style:parent-style-name="Standard">
      <style:paragraph-properties fo:text-align="start" style:justify-single-word="false"/>
      <style:text-properties style:text-position="0% 100%" style:font-name="Noto Mono" fo:font-style="normal" style:text-underline-style="solid" style:text-underline-width="auto" style:text-underline-color="font-color" officeooo:rsid="0029acdf" officeooo:paragraph-rsid="002ae40b" style:font-name-asian="NSimSun" style:font-style-asian="normal" style:font-name-complex="NSimSun" style:font-style-complex="normal"/>
    </style:style>
    <style:style style:name="P142" style:family="paragraph" style:parent-style-name="Standard">
      <style:paragraph-properties fo:text-align="start" style:justify-single-word="false" fo:break-before="page"/>
      <style:text-properties style:font-name="Noto Mono" fo:font-style="normal" fo:font-weight="normal" officeooo:rsid="00354430" officeooo:paragraph-rsid="003000cc" style:font-name-asian="NSimSun" style:font-style-asian="normal" style:font-weight-asian="normal" style:font-name-complex="NSimSun" style:font-style-complex="normal" style:font-weight-complex="normal"/>
    </style:style>
    <style:style style:name="P143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paragraph-rsid="002763f8" style:font-weight-asian="bold" style:font-weight-complex="bold"/>
    </style:style>
    <style:style style:name="P144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paragraph-rsid="002d1685" style:font-weight-asian="bold" style:font-weight-complex="bold"/>
    </style:style>
    <style:style style:name="P145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paragraph-rsid="00441454" style:font-weight-asian="bold" style:font-weight-complex="bold"/>
    </style:style>
    <style:style style:name="P146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officeooo:paragraph-rsid="001d7b63"/>
    </style:style>
    <style:style style:name="T1" style:family="text">
      <style:text-properties officeooo:rsid="000edbb9"/>
    </style:style>
    <style:style style:name="T2" style:family="text">
      <style:text-properties style:font-name="NSimSun" fo:font-style="normal" fo:font-weight="normal" officeooo:rsid="000edbb9" style:font-name-asian="NSimSun" style:font-style-asian="normal" style:font-weight-asian="normal" style:font-name-complex="NSimSun" style:font-style-complex="normal" style:font-weight-complex="normal"/>
    </style:style>
    <style:style style:name="T3" style:family="text">
      <style:text-properties fo:font-style="normal" style:font-name-asian="NSimSun1" style:font-style-asian="normal" style:font-name-complex="Arial" style:font-style-complex="normal"/>
    </style:style>
    <style:style style:name="T4" style:family="text">
      <style:text-properties fo:font-style="normal" officeooo:rsid="000edbb9" style:font-name-asian="NSimSun1" style:font-style-asian="normal" style:font-name-complex="Arial" style:font-style-complex="normal"/>
    </style:style>
    <style:style style:name="T5" style:family="text">
      <style:text-properties fo:font-style="normal" fo:font-weight="normal" style:font-name-asian="NSimSun1" style:font-style-asian="normal" style:font-weight-asian="normal" style:font-name-complex="Arial" style:font-style-complex="normal" style:font-weight-complex="normal"/>
    </style:style>
    <style:style style:name="T6" style:family="text">
      <style:text-properties fo:font-style="normal" fo:font-weight="normal" officeooo:rsid="000f9604" style:font-name-asian="NSimSun1" style:font-style-asian="normal" style:font-weight-asian="normal" style:font-name-complex="Arial" style:font-style-complex="normal" style:font-weight-complex="normal"/>
    </style:style>
    <style:style style:name="T7" style:family="text">
      <style:text-properties fo:font-style="normal" fo:font-weight="normal" officeooo:rsid="0014dcf5" style:font-name-asian="NSimSun1" style:font-style-asian="normal" style:font-weight-asian="normal" style:font-name-complex="Arial" style:font-style-complex="normal" style:font-weight-complex="normal"/>
    </style:style>
    <style:style style:name="T8" style:family="text">
      <style:text-properties fo:font-style="normal" fo:font-weight="normal" officeooo:rsid="0019219f" style:font-name-asian="NSimSun1" style:font-style-asian="normal" style:font-weight-asian="normal" style:font-name-complex="Arial" style:font-style-complex="normal" style:font-weight-complex="normal"/>
    </style:style>
    <style:style style:name="T9" style:family="text">
      <style:text-properties fo:font-style="normal" fo:font-weight="normal" style:font-name-asian="NSimSun" style:font-style-asian="normal" style:font-weight-asian="normal" style:font-name-complex="NSimSun" style:font-style-complex="normal" style:font-weight-complex="normal"/>
    </style:style>
    <style:style style:name="T10" style:family="text">
      <style:text-properties fo:font-style="normal" fo:font-weight="normal" officeooo:rsid="000edbb9" style:font-name-asian="NSimSun" style:font-style-asian="normal" style:font-weight-asian="normal" style:font-name-complex="NSimSun" style:font-style-complex="normal" style:font-weight-complex="normal"/>
    </style:style>
    <style:style style:name="T11" style:family="text">
      <style:text-properties fo:font-style="normal" fo:font-weight="normal" officeooo:rsid="001312aa" style:font-name-asian="NSimSun" style:font-style-asian="normal" style:font-weight-asian="normal" style:font-name-complex="NSimSun" style:font-style-complex="normal" style:font-weight-complex="normal"/>
    </style:style>
    <style:style style:name="T12" style:family="text">
      <style:text-properties fo:font-style="normal" fo:font-weight="normal" officeooo:rsid="0014dcf5" style:font-name-asian="NSimSun" style:font-style-asian="normal" style:font-weight-asian="normal" style:font-name-complex="NSimSun" style:font-style-complex="normal" style:font-weight-complex="normal"/>
    </style:style>
    <style:style style:name="T13" style:family="text">
      <style:text-properties fo:font-style="normal" fo:font-weight="bold" style:font-name-asian="NSimSun1" style:font-style-asian="normal" style:font-weight-asian="bold" style:font-name-complex="Arial" style:font-style-complex="normal" style:font-weight-complex="bold"/>
    </style:style>
    <style:style style:name="T14" style:family="text">
      <style:text-properties fo:font-style="normal" fo:font-weight="bold" officeooo:rsid="000f9604" style:font-name-asian="NSimSun1" style:font-style-asian="normal" style:font-weight-asian="bold" style:font-name-complex="Arial" style:font-style-complex="normal" style:font-weight-complex="bold"/>
    </style:style>
    <style:style style:name="T15" style:family="text">
      <style:text-properties officeooo:rsid="000edbb9" style:font-name-asian="NSimSun" style:font-name-complex="NSimSun"/>
    </style:style>
    <style:style style:name="T16" style:family="text">
      <style:text-properties officeooo:rsid="000edbb9" style:font-name-asian="NSimSun1" style:font-name-complex="Arial"/>
    </style:style>
    <style:style style:name="T17" style:family="text">
      <style:text-properties style:font-name="Noto Mono" fo:font-style="normal" style:font-name-asian="NSimSun" style:font-style-asian="normal" style:font-name-complex="NSimSun" style:font-style-complex="normal"/>
    </style:style>
    <style:style style:name="T18" style:family="text">
      <style:text-properties style:font-name="Noto Mono" fo:font-style="normal" officeooo:rsid="002e2a68" style:font-name-asian="NSimSun" style:font-style-asian="normal" style:font-name-complex="NSimSun" style:font-style-complex="normal"/>
    </style:style>
    <style:style style:name="T19" style:family="text">
      <style:text-properties style:font-name="Noto Mono" fo:font-style="normal" officeooo:rsid="0036bd3c" style:font-name-asian="NSimSun" style:font-style-asian="normal" style:font-name-complex="NSimSun" style:font-style-complex="normal"/>
    </style:style>
    <style:style style:name="T20" style:family="text">
      <style:text-properties style:font-name="Noto Mono" fo:font-style="normal" officeooo:rsid="0039c350" style:font-name-asian="NSimSun" style:font-style-asian="normal" style:font-name-complex="NSimSun" style:font-style-complex="normal"/>
    </style:style>
    <style:style style:name="T21" style:family="text">
      <style:text-properties style:font-name="Noto Mono" fo:font-style="normal" officeooo:rsid="00441454" style:font-name-asian="NSimSun" style:font-style-asian="normal" style:font-name-complex="NSimSun" style:font-style-complex="normal"/>
    </style:style>
    <style:style style:name="T22" style:family="text">
      <style:text-properties style:font-name="Noto Mono" fo:font-style="normal" officeooo:rsid="00454ac2" style:font-name-asian="NSimSun" style:font-style-asian="normal" style:font-name-complex="NSimSun" style:font-style-complex="normal"/>
    </style:style>
    <style:style style:name="T23" style:family="text">
      <style:text-properties style:font-name="Noto Mono" fo:font-style="normal" officeooo:rsid="004718f2" style:font-name-asian="NSimSun" style:font-style-asian="normal" style:font-name-complex="NSimSun" style:font-style-complex="normal"/>
    </style:style>
    <style:style style:name="T24" style:family="text">
      <style:text-properties style:font-name="Noto Mono" fo:font-style="normal" officeooo:rsid="0048dd88" style:font-name-asian="NSimSun" style:font-style-asian="normal" style:font-name-complex="NSimSun" style:font-style-complex="normal"/>
    </style:style>
    <style:style style:name="T25" style:family="text">
      <style:text-properties style:font-name="Noto Mono" fo:font-style="normal" officeooo:rsid="004b79c3" style:font-name-asian="NSimSun" style:font-style-asian="normal" style:font-name-complex="NSimSun" style:font-style-complex="normal"/>
    </style:style>
    <style:style style:name="T26" style:family="text">
      <style:text-properties style:font-name="Noto Mono" fo:font-style="normal" officeooo:rsid="00520cbd" style:font-name-asian="NSimSun" style:font-style-asian="normal" style:font-name-complex="NSimSun" style:font-style-complex="normal"/>
    </style:style>
    <style:style style:name="T27" style:family="text">
      <style:text-properties style:font-name="Noto Mono" fo:font-style="normal" officeooo:rsid="00539ff1" style:font-name-asian="NSimSun" style:font-style-asian="normal" style:font-name-complex="NSimSun" style:font-style-complex="normal"/>
    </style:style>
    <style:style style:name="T28" style:family="text">
      <style:text-properties style:font-name="Noto Mono" fo:font-style="normal" officeooo:rsid="0054a8cb" style:font-name-asian="NSimSun" style:font-style-asian="normal" style:font-name-complex="NSimSun" style:font-style-complex="normal"/>
    </style:style>
    <style:style style:name="T29" style:family="text">
      <style:text-properties style:font-name="Noto Mono" fo:font-style="normal" officeooo:rsid="0056e2d8" style:font-name-asian="NSimSun" style:font-style-asian="normal" style:font-name-complex="NSimSun" style:font-style-complex="normal"/>
    </style:style>
    <style:style style:name="T30" style:family="text">
      <style:text-properties style:font-name="Noto Mono" fo:font-style="normal" officeooo:rsid="0057e8b3" style:font-name-asian="NSimSun" style:font-style-asian="normal" style:font-name-complex="NSimSun" style:font-style-complex="normal"/>
    </style:style>
    <style:style style:name="T31" style:family="text">
      <style:text-properties style:font-name="Noto Mono" fo:font-style="normal" officeooo:rsid="00595cd3" style:font-name-asian="NSimSun" style:font-style-asian="normal" style:font-name-complex="NSimSun" style:font-style-complex="normal"/>
    </style:style>
    <style:style style:name="T32" style:family="text">
      <style:text-properties style:font-name="Noto Mono" fo:font-style="normal" officeooo:rsid="0062bb2f" style:font-name-asian="NSimSun" style:font-style-asian="normal" style:font-name-complex="NSimSun" style:font-style-complex="normal"/>
    </style:style>
    <style:style style:name="T33" style:family="text">
      <style:text-properties style:font-name="Noto Mono" fo:font-style="normal" officeooo:rsid="0065eda5" style:font-name-asian="NSimSun" style:font-style-asian="normal" style:font-name-complex="NSimSun" style:font-style-complex="normal"/>
    </style:style>
    <style:style style:name="T34" style:family="text">
      <style:text-properties style:font-name="Noto Mono" fo:font-style="normal" officeooo:rsid="006702a0" style:font-name-asian="NSimSun" style:font-style-asian="normal" style:font-name-complex="NSimSun" style:font-style-complex="normal"/>
    </style:style>
    <style:style style:name="T35" style:family="text">
      <style:text-properties style:font-name="Noto Mono" fo:font-style="normal" officeooo:rsid="00672f38" style:font-name-asian="NSimSun" style:font-style-asian="normal" style:font-name-complex="NSimSun" style:font-style-complex="normal"/>
    </style:style>
    <style:style style:name="T36" style:family="text">
      <style:text-properties style:font-name="Noto Mono" fo:font-style="normal" officeooo:rsid="006b9ffe" style:font-name-asian="NSimSun" style:font-style-asian="normal" style:font-name-complex="NSimSun" style:font-style-complex="normal"/>
    </style:style>
    <style:style style:name="T37" style:family="text">
      <style:text-properties style:font-name="Noto Mono" fo:font-style="normal" officeooo:rsid="006d66ac" style:font-name-asian="NSimSun" style:font-style-asian="normal" style:font-name-complex="NSimSun" style:font-style-complex="normal"/>
    </style:style>
    <style:style style:name="T38" style:family="text">
      <style:text-properties style:font-name="Noto Mono" fo:font-style="normal" officeooo:rsid="006ee257" style:font-name-asian="NSimSun" style:font-style-asian="normal" style:font-name-complex="NSimSun" style:font-style-complex="normal"/>
    </style:style>
    <style:style style:name="T39" style:family="text">
      <style:text-properties style:font-name="Noto Mono" fo:font-style="normal" officeooo:rsid="0070dbab" style:font-name-asian="NSimSun" style:font-style-asian="normal" style:font-name-complex="NSimSun" style:font-style-complex="normal"/>
    </style:style>
    <style:style style:name="T40" style:family="text">
      <style:text-properties style:font-name="Noto Mono" fo:font-style="normal" officeooo:rsid="00764a64" style:font-name-asian="NSimSun" style:font-style-asian="normal" style:font-name-complex="NSimSun" style:font-style-complex="normal"/>
    </style:style>
    <style:style style:name="T41" style:family="text">
      <style:text-properties style:font-name="Noto Mono" fo:font-style="normal" officeooo:rsid="0079b115" style:font-name-asian="NSimSun" style:font-style-asian="normal" style:font-name-complex="NSimSun" style:font-style-complex="normal"/>
    </style:style>
    <style:style style:name="T42" style:family="text">
      <style:text-properties style:font-name="Noto Mono" fo:font-style="normal" officeooo:rsid="0079f640" style:font-name-asian="NSimSun" style:font-style-asian="normal" style:font-name-complex="NSimSun" style:font-style-complex="normal"/>
    </style:style>
    <style:style style:name="T43" style:family="text">
      <style:text-properties style:font-name="Noto Mono" fo:font-style="normal" officeooo:rsid="007bec1b" style:font-name-asian="NSimSun" style:font-style-asian="normal" style:font-name-complex="NSimSun" style:font-style-complex="normal"/>
    </style:style>
    <style:style style:name="T44" style:family="text">
      <style:text-properties style:font-name="Noto Mono" fo:font-style="normal" officeooo:rsid="007f755c" style:font-name-asian="NSimSun" style:font-style-asian="normal" style:font-name-complex="NSimSun" style:font-style-complex="normal"/>
    </style:style>
    <style:style style:name="T45" style:family="text">
      <style:text-properties style:font-name="Noto Mono" fo:font-style="normal" officeooo:rsid="00804a49" style:font-name-asian="NSimSun" style:font-style-asian="normal" style:font-name-complex="NSimSun" style:font-style-complex="normal"/>
    </style:style>
    <style:style style:name="T46" style:family="text">
      <style:text-properties style:font-name="Noto Mono" fo:font-style="normal" officeooo:rsid="0081bc9c" style:font-name-asian="NSimSun" style:font-style-asian="normal" style:font-name-complex="NSimSun" style:font-style-complex="normal"/>
    </style:style>
    <style:style style:name="T47" style:family="text">
      <style:text-properties style:font-name="Noto Mono" fo:font-style="normal" officeooo:rsid="0084c9f8" style:font-name-asian="NSimSun" style:font-style-asian="normal" style:font-name-complex="NSimSun" style:font-style-complex="normal"/>
    </style:style>
    <style:style style:name="T48" style:family="text">
      <style:text-properties style:font-name="Noto Mono" fo:font-style="normal" officeooo:rsid="0086967a" style:font-name-asian="NSimSun" style:font-style-asian="normal" style:font-name-complex="NSimSun" style:font-style-complex="normal"/>
    </style:style>
    <style:style style:name="T49" style:family="text">
      <style:text-properties style:font-name="Noto Mono" fo:font-style="normal" officeooo:rsid="0088695d" style:font-name-asian="NSimSun" style:font-style-asian="normal" style:font-name-complex="NSimSun" style:font-style-complex="normal"/>
    </style:style>
    <style:style style:name="T50" style:family="text">
      <style:text-properties style:font-name="Noto Mono" fo:font-style="normal" officeooo:rsid="00887eeb" style:font-name-asian="NSimSun" style:font-style-asian="normal" style:font-name-complex="NSimSun" style:font-style-complex="normal"/>
    </style:style>
    <style:style style:name="T51" style:family="text">
      <style:text-properties style:font-name="Noto Mono" fo:font-style="normal" officeooo:rsid="0089c701" style:font-name-asian="NSimSun" style:font-style-asian="normal" style:font-name-complex="NSimSun" style:font-style-complex="normal"/>
    </style:style>
    <style:style style:name="T52" style:family="text">
      <style:text-properties style:font-name="Noto Mono" fo:font-style="normal" officeooo:rsid="008a8b01" style:font-name-asian="NSimSun" style:font-style-asian="normal" style:font-name-complex="NSimSun" style:font-style-complex="normal"/>
    </style:style>
    <style:style style:name="T53" style:family="text">
      <style:text-properties style:font-name="Noto Mono" fo:font-style="normal" officeooo:rsid="008bedb5" style:font-name-asian="NSimSun" style:font-style-asian="normal" style:font-name-complex="NSimSun" style:font-style-complex="normal"/>
    </style:style>
    <style:style style:name="T54" style:family="text">
      <style:text-properties style:font-name="Noto Mono" fo:font-style="normal" officeooo:rsid="008dda91" style:font-name-asian="NSimSun" style:font-style-asian="normal" style:font-name-complex="NSimSun" style:font-style-complex="normal"/>
    </style:style>
    <style:style style:name="T55" style:family="text">
      <style:text-properties style:font-name="Noto Mono" fo:font-style="normal" officeooo:rsid="00921b08" style:font-name-asian="NSimSun" style:font-style-asian="normal" style:font-name-complex="NSimSun" style:font-style-complex="normal"/>
    </style:style>
    <style:style style:name="T56" style:family="text">
      <style:text-properties style:font-name="Noto Mono" fo:font-style="normal" officeooo:rsid="0093274a" style:font-name-asian="NSimSun" style:font-style-asian="normal" style:font-name-complex="NSimSun" style:font-style-complex="normal"/>
    </style:style>
    <style:style style:name="T57" style:family="text">
      <style:text-properties style:font-name="Noto Mono" fo:font-style="normal" officeooo:rsid="0093b005" style:font-name-asian="NSimSun" style:font-style-asian="normal" style:font-name-complex="NSimSun" style:font-style-complex="normal"/>
    </style:style>
    <style:style style:name="T58" style:family="text">
      <style:text-properties style:font-name="Noto Mono" fo:font-style="normal" officeooo:rsid="0098007c" style:font-name-asian="NSimSun" style:font-style-asian="normal" style:font-name-complex="NSimSun" style:font-style-complex="normal"/>
    </style:style>
    <style:style style:name="T59" style:family="text">
      <style:text-properties style:font-name="Noto Mono" fo:font-style="normal" officeooo:rsid="0099698b" style:font-name-asian="NSimSun" style:font-style-asian="normal" style:font-name-complex="NSimSun" style:font-style-complex="normal"/>
    </style:style>
    <style:style style:name="T60" style:family="text">
      <style:text-properties style:font-name="Noto Mono" fo:font-style="normal" officeooo:rsid="0099c772" style:font-name-asian="NSimSun" style:font-style-asian="normal" style:font-name-complex="NSimSun" style:font-style-complex="normal"/>
    </style:style>
    <style:style style:name="T61" style:family="text">
      <style:text-properties style:font-name="Noto Mono" fo:font-style="normal" officeooo:rsid="009bb651" style:font-name-asian="NSimSun" style:font-style-asian="normal" style:font-name-complex="NSimSun" style:font-style-complex="normal"/>
    </style:style>
    <style:style style:name="T62" style:family="text">
      <style:text-properties style:font-name="Noto Mono" fo:font-style="normal" officeooo:rsid="00a51a4a" style:font-name-asian="NSimSun" style:font-style-asian="normal" style:font-name-complex="NSimSun" style:font-style-complex="normal"/>
    </style:style>
    <style:style style:name="T63" style:family="text">
      <style:text-properties style:font-name="Noto Mono" fo:font-style="normal" officeooo:rsid="00a78b33" style:font-name-asian="NSimSun" style:font-style-asian="normal" style:font-name-complex="NSimSun" style:font-style-complex="normal"/>
    </style:style>
    <style:style style:name="T64" style:family="text">
      <style:text-properties style:font-name="Noto Mono" fo:font-style="normal" officeooo:rsid="00a7ab4e" style:font-name-asian="NSimSun" style:font-style-asian="normal" style:font-name-complex="NSimSun" style:font-style-complex="normal"/>
    </style:style>
    <style:style style:name="T65" style:family="text">
      <style:text-properties style:font-name="Noto Mono" fo:font-style="normal" officeooo:rsid="00a85b29" style:font-name-asian="NSimSun" style:font-style-asian="normal" style:font-name-complex="NSimSun" style:font-style-complex="normal"/>
    </style:style>
    <style:style style:name="T66" style:family="text">
      <style:text-properties style:font-name="Noto Mono" fo:font-style="normal" style:text-underline-style="solid" style:text-underline-width="auto" style:text-underline-color="font-color" officeooo:rsid="00354430" style:font-name-asian="NSimSun" style:font-style-asian="normal" style:font-name-complex="NSimSun" style:font-style-complex="normal"/>
    </style:style>
    <style:style style:name="T67" style:family="text">
      <style:text-properties style:text-position="0% 100%" fo:font-style="normal" fo:font-weight="normal" style:font-name-asian="NSimSun" style:font-style-asian="normal" style:font-weight-asian="normal" style:font-name-complex="NSimSun" style:font-style-complex="normal" style:font-weight-complex="normal"/>
    </style:style>
    <style:style style:name="T68" style:family="text">
      <style:text-properties style:text-position="0% 100%" fo:font-style="normal" fo:font-weight="normal" officeooo:rsid="001a86c8" style:font-name-asian="NSimSun" style:font-style-asian="normal" style:font-weight-asian="normal" style:font-name-complex="NSimSun" style:font-style-complex="normal" style:font-weight-complex="normal"/>
    </style:style>
    <style:style style:name="T69" style:family="text">
      <style:text-properties style:text-position="0% 100%" fo:font-style="normal" fo:font-weight="normal" officeooo:rsid="000edbb9" style:font-name-asian="NSimSun" style:font-style-asian="normal" style:font-weight-asian="normal" style:font-name-complex="NSimSun" style:font-style-complex="normal" style:font-weight-complex="normal"/>
    </style:style>
    <style:style style:name="T70" style:family="text">
      <style:text-properties style:text-position="0% 100%" style:font-name="Noto Mono" fo:font-style="normal" fo:font-weight="bold" style:font-name-asian="NSimSun" style:font-style-asian="normal" style:font-weight-asian="bold" style:font-name-complex="NSimSun" style:font-style-complex="normal" style:font-weight-complex="bold"/>
    </style:style>
    <style:style style:name="T71" style:family="text">
      <style:text-properties style:text-position="0% 100%" style:font-name="Noto Mono" fo:font-style="normal" fo:font-weight="bold" officeooo:rsid="001d7b63" style:font-name-asian="NSimSun" style:font-style-asian="normal" style:font-weight-asian="bold" style:font-name-complex="NSimSun" style:font-style-complex="normal" style:font-weight-complex="bold"/>
    </style:style>
    <style:style style:name="T72" style:family="text">
      <style:text-properties style:text-position="0% 100%" style:font-name="Noto Mono" fo:font-style="normal" fo:font-weight="bold" officeooo:rsid="00bf0020" style:font-name-asian="NSimSun" style:font-style-asian="normal" style:font-weight-asian="bold" style:font-name-complex="NSimSun" style:font-style-complex="normal" style:font-weight-complex="bold"/>
    </style:style>
    <style:style style:name="T73" style:family="text">
      <style:text-properties style:text-position="0% 100%" style:font-name="Noto Mono" fo:font-style="normal" fo:font-weight="normal" officeooo:rsid="001d7b63" style:font-name-asian="NSimSun" style:font-style-asian="normal" style:font-weight-asian="normal" style:font-name-complex="NSimSun" style:font-style-complex="normal" style:font-weight-complex="normal"/>
    </style:style>
    <style:style style:name="T74" style:family="text">
      <style:text-properties style:text-position="0% 100%" style:font-name="Noto Mono" fo:font-style="normal" style:font-name-asian="NSimSun" style:font-style-asian="normal" style:font-name-complex="NSimSun" style:font-style-complex="normal"/>
    </style:style>
    <style:style style:name="T75" style:family="text">
      <style:text-properties style:text-position="0% 100%" style:font-name="Noto Mono" fo:font-style="normal" officeooo:rsid="001d7b63" style:font-name-asian="NSimSun" style:font-style-asian="normal" style:font-name-complex="NSimSun" style:font-style-complex="normal"/>
    </style:style>
    <style:style style:name="T76" style:family="text">
      <style:text-properties style:text-position="0% 100%" style:font-name="Noto Mono" fo:font-style="normal" officeooo:rsid="0022b489" style:font-name-asian="NSimSun" style:font-style-asian="normal" style:font-name-complex="NSimSun" style:font-style-complex="normal"/>
    </style:style>
    <style:style style:name="T77" style:family="text">
      <style:text-properties style:text-position="0% 100%" style:font-name="Noto Mono" fo:font-style="normal" officeooo:rsid="0026559e" style:font-name-asian="NSimSun" style:font-style-asian="normal" style:font-name-complex="NSimSun" style:font-style-complex="normal"/>
    </style:style>
    <style:style style:name="T78" style:family="text">
      <style:text-properties style:text-position="0% 100%" style:font-name="Noto Mono" fo:font-style="normal" officeooo:rsid="002763f8" style:font-name-asian="NSimSun" style:font-style-asian="normal" style:font-name-complex="NSimSun" style:font-style-complex="normal"/>
    </style:style>
    <style:style style:name="T79" style:family="text">
      <style:text-properties style:text-position="0% 100%" style:font-name="Noto Mono" fo:font-style="normal" officeooo:rsid="002ae40b" style:font-name-asian="NSimSun" style:font-style-asian="normal" style:font-name-complex="NSimSun" style:font-style-complex="normal"/>
    </style:style>
    <style:style style:name="T80" style:family="text">
      <style:text-properties style:text-position="0% 100%" style:font-name="Noto Mono" fo:font-style="normal" officeooo:rsid="002d1685" style:font-name-asian="NSimSun" style:font-style-asian="normal" style:font-name-complex="NSimSun" style:font-style-complex="normal"/>
    </style:style>
    <style:style style:name="T81" style:family="text">
      <style:text-properties style:text-position="0% 100%" style:font-name="Noto Mono" fo:font-style="normal" officeooo:rsid="002febda" style:font-name-asian="NSimSun" style:font-style-asian="normal" style:font-name-complex="NSimSun" style:font-style-complex="normal"/>
    </style:style>
    <style:style style:name="T82" style:family="text">
      <style:text-properties style:text-position="0% 100%" style:font-name="Noto Mono" fo:font-style="normal" officeooo:rsid="003000cc" style:font-name-asian="NSimSun" style:font-style-asian="normal" style:font-name-complex="NSimSun" style:font-style-complex="normal"/>
    </style:style>
    <style:style style:name="T83" style:family="text">
      <style:text-properties style:text-position="0% 100%" style:font-name="Noto Mono" fo:font-style="normal" style:text-underline-style="solid" style:text-underline-width="auto" style:text-underline-color="font-color" officeooo:rsid="001ec431" style:font-name-asian="NSimSun" style:font-style-asian="normal" style:font-name-complex="NSimSun" style:font-style-complex="normal"/>
    </style:style>
    <style:style style:name="T84" style:family="text">
      <style:text-properties style:text-position="0% 100%" style:font-name="Noto Mono" fo:font-style="normal" style:text-underline-style="solid" style:text-underline-width="auto" style:text-underline-color="font-color" officeooo:rsid="00235cf8" style:font-name-asian="NSimSun" style:font-style-asian="normal" style:font-name-complex="NSimSun" style:font-style-complex="normal"/>
    </style:style>
    <style:style style:name="T85" style:family="text">
      <style:text-properties style:text-position="0% 100%" style:font-name="Noto Mono" fo:font-style="normal" style:text-underline-style="solid" style:text-underline-width="auto" style:text-underline-color="font-color" officeooo:rsid="003000cc" style:font-name-asian="NSimSun" style:font-style-asian="normal" style:font-name-complex="NSimSun" style:font-style-complex="normal"/>
    </style:style>
    <style:style style:name="T86" style:family="text">
      <style:text-properties style:text-position="0% 100%" style:font-name="Noto Mono1" fo:font-style="normal" style:font-name-asian="Noto Mono1" style:font-style-asian="normal" style:font-name-complex="Noto Mono1" style:font-style-complex="normal"/>
    </style:style>
    <style:style style:name="T87" style:family="text">
      <style:text-properties style:text-position="0% 100%" officeooo:rsid="00bbea06"/>
    </style:style>
    <style:style style:name="T88" style:family="text">
      <style:text-properties style:text-underline-style="solid" style:text-underline-width="auto" style:text-underline-color="font-color" officeooo:rsid="000deaa3"/>
    </style:style>
    <style:style style:name="T89" style:family="text">
      <style:text-properties officeooo:rsid="00b41c51"/>
    </style:style>
    <style:style style:name="T90" style:family="text">
      <style:text-properties officeooo:rsid="00bbea06"/>
    </style:style>
    <style:style style:name="T91" style:family="text">
      <style:text-properties style:text-position="super 58%" officeooo:rsid="00bbea06"/>
    </style:style>
    <style:style style:name="T92" style:family="text">
      <style:text-properties officeooo:rsid="00bec0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anden Vennes</text:p>
      <text:p text:style-name="P1">CS 324</text:p>
      <text:p text:style-name="P1">Homework 4</text:p>
      <text:p text:style-name="P1">2/13/2019</text:p>
      <text:p text:style-name="P1"/>
      <text:p text:style-name="P9"><text:span text:style-name="T88">Problem 1</text:span></text:p>
      <text:p text:style-name="P10"><text:span text:style-name="T1">Prove that the subset relation </text:span>“<text:span text:style-name="T15">⊆</text:span><text:span text:style-name="T16">” on all subsets of </text:span><text:span text:style-name="T4">Z is a partial order but not a total order.</text:span></text:p>
      <text:p text:style-name="P64"/>
      <text:p text:style-name="P64">Proof: The subset relation is reflexive</text:p>
      <text:p text:style-name="P64"/>
      <text:p text:style-name="P2"><text:span text:style-name="T3">Let </text:span><text:span text:style-name="T6">A</text:span><text:span text:style-name="T5"> be a subset of Z. Every element in </text:span><text:span text:style-name="T6">A</text:span><text:span text:style-name="T13"> </text:span><text:span text:style-name="T5">also exists in </text:span><text:span text:style-name="T6">A</text:span><text:span text:style-name="T13"> </text:span><text:span text:style-name="T5">because they are the same. Therefore, </text:span><text:span text:style-name="T6">A must be a subset of itself. There will be no value in A</text:span><text:span text:style-name="T14"> </text:span><text:span text:style-name="T6">that is not also in A.</text:span></text:p>
      <text:p text:style-name="P65"/>
      <text:p text:style-name="P3"><text:span text:style-name="T6">P</text:span><text:span text:style-name="T5">roof: The subset relation is </text:span><text:span text:style-name="T8">anti</text:span><text:span text:style-name="T5">symmetric</text:span></text:p>
      <text:p text:style-name="P66"/>
      <text:p text:style-name="P3"><text:span text:style-name="T5">Let A and B be subsets of Z such that </text:span><text:span text:style-name="T7">A</text:span><text:span text:style-name="T5"> a subset of B </text:span><text:span text:style-name="T7">and B is a subset of A</text:span><text:span text:style-name="T5">.</text:span></text:p>
      <text:p text:style-name="P4"><text:span text:style-name="T5">So, A </text:span><text:span text:style-name="T10">⊆ </text:span><text:span text:style-name="T11">B </text:span><text:span text:style-name="T12">and B </text:span><text:span text:style-name="T10">⊆</text:span><text:span text:style-name="T2"> </text:span><text:span text:style-name="T12">A</text:span><text:span text:style-name="T11">.</text:span></text:p>
      <text:p text:style-name="P67">Let a be some element in A.</text:p>
      <text:p text:style-name="P7"><text:span text:style-name="T9">Because A </text:span><text:span text:style-name="T10">⊆ </text:span><text:span text:style-name="T9">B, a exists in A and B for all values in A.</text:span></text:p>
      <text:p text:style-name="P7"><text:span text:style-name="T9">Because B </text:span><text:span text:style-name="T10">⊆ </text:span><text:span text:style-name="T9">A, b exists in B and A for all values in B.</text:span></text:p>
      <text:p text:style-name="P67">Every value in A is in B, and every value in B is in A.</text:p>
      <text:p text:style-name="P67">Therefore, for every value in a, there is a value b such that a = b and vice-versa.</text:p>
      <text:p text:style-name="P67">Therefore A = B.</text:p>
      <text:p text:style-name="P114"/>
      <text:p text:style-name="P5"><text:span text:style-name="T67">Proof: The subset relation is </text:span><text:span text:style-name="T68">transitive</text:span></text:p>
      <text:p text:style-name="P115"/>
      <text:p text:style-name="P6"><text:span text:style-name="T68">L</text:span><text:span text:style-name="T67">et A, B, and C be subsets of Z. </text:span></text:p>
      <text:p text:style-name="P6"><text:span text:style-name="T67">Let A </text:span><text:span text:style-name="T69">⊆ </text:span><text:span text:style-name="T67">B.</text:span></text:p>
      <text:p text:style-name="P6"><text:span text:style-name="T67">Let B </text:span><text:span text:style-name="T69">⊆ </text:span><text:span text:style-name="T67">C.</text:span></text:p>
      <text:p text:style-name="P116">Let a be some value that exists in A.</text:p>
      <text:p text:style-name="P6"><text:span text:style-name="T67">Because A </text:span><text:span text:style-name="T69">⊆ </text:span><text:span text:style-name="T67">B, a exists in B.</text:span></text:p>
      <text:p text:style-name="P6"><text:span text:style-name="T67">Because B </text:span><text:span text:style-name="T69">⊆ </text:span><text:span text:style-name="T67">C, a exists in C.</text:span></text:p>
      <text:p text:style-name="P6"><text:span text:style-name="T67">Therefore, because every value of A is in C, A </text:span><text:span text:style-name="T69">⊆ </text:span><text:span text:style-name="T67">C.</text:span></text:p>
      <text:p text:style-name="P116"/>
      <text:p text:style-name="P117">Proof: The subset relation is not a total relation</text:p>
      <text:p text:style-name="P117"/>
      <text:p text:style-name="P117">Let A = {0, 1, 2} and B = {3, 4, 5}. </text:p>
      <text:p text:style-name="P117">Both A and B are subsets of Z, but no values of A are in B, so A is not a subset of B.</text:p>
      <text:p text:style-name="P117">And no values of B are in A, so B is not a subset of A.</text:p>
      <text:p text:style-name="P8"><text:span text:style-name="T67">Therefore for any two subsets of Z, it is not the case that either A </text:span><text:span text:style-name="T69">⊆ </text:span><text:span text:style-name="T67">B or B </text:span><text:span text:style-name="T69">⊆ </text:span><text:span text:style-name="T67">A.</text:span></text:p>
      <text:p text:style-name="P146"><text:span text:style-name="T71">Problem 2</text:span></text:p>
      <text:p text:style-name="P11"><text:span text:style-name="T75">G</text:span><text:span text:style-name="T74">ive examples of relations that are: </text:span></text:p>
      <text:p text:style-name="P130"/>
      <text:p text:style-name="P130">a. reflexive and symmetric, but not transitive</text:p>
      <text:p text:style-name="P136"/>
      <text:p text:style-name="P125">R = {(1,1),(2,2),(3,3),(1,2),(2,1),(2,3),(3,2)} on the set {1,2,3}</text:p>
      <text:p text:style-name="P130"/>
      <text:p text:style-name="P130">b. reflexive and transitive, but not symmetric</text:p>
      <text:p text:style-name="P130"/>
      <text:p text:style-name="P15"><text:span text:style-name="T74">The </text:span><text:span text:style-name="T86">≤</text:span><text:span text:style-name="T74"> relation is reflexive and transitive, but not symmetric.</text:span></text:p>
      <text:p text:style-name="P130"/>
      <text:p text:style-name="P130">c. symmetric and transitive but not reflexive</text:p>
      <text:p text:style-name="P130"/>
      <text:p text:style-name="P126">R = {(1,2),(2,1),(1,1),(2,3),(3,2),(2,2),(3,3),(1,3),(3,1)} on the set {1,2,3,4}. <text:span text:style-name="T89">Note that the pair {4,4} never appears, and thus, R is not reflexive.</text:span></text:p>
      <text:p text:style-name="P61"><text:span text:style-name="T83">Problem 3</text:span></text:p>
      <text:p text:style-name="P131">In how many ways can we choose three distinct numbers from the set {1,2,…,99} so that their sum is even?</text:p>
      <text:p text:style-name="P131"/>
      <text:p text:style-name="P118">Two possibilities:</text:p>
      <text:p text:style-name="P118">- two odds and an even</text:p>
      <text:p text:style-name="P118">- three evens</text:p>
      <text:p text:style-name="P118"/>
      <text:p text:style-name="P119">Number of ways to get three evens = 50C3</text:p>
      <text:p text:style-name="P119">&gt;&gt; 19600</text:p>
      <text:p text:style-name="P119">Number of ways to get two odds and an even = 50C2 * 50C1</text:p>
      <text:p text:style-name="P16"><text:span text:style-name="T74">&gt;&gt; 1225 * 50 </text:span><text:span text:style-name="T76">= 61250</text:span></text:p>
      <text:p text:style-name="P120"/>
      <text:p text:style-name="P121">19600 + 61250 = 80850</text:p>
      <text:p text:style-name="P62"><text:span text:style-name="T84">Problem 4</text:span></text:p>
      <text:p text:style-name="P132">Suppose we shuffle a deck of 10 cards, each bearing a distinct number from 1 to 10, to mix the cards thoroughly. We then remove three cards, one at a time, from the deck. What is the probability that we select the three cards in sorted (increasing) order?</text:p>
      <text:p text:style-name="P122"/>
      <text:p text:style-name="P123">Number of permutations of 3 cards = 3! = 6</text:p>
      <text:p text:style-name="P17"><text:span text:style-name="T74">Only one permutation of drawing 3 cards will be in increasing order, therefore, probability </text:span><text:span text:style-name="T77">= 1/6</text:span></text:p>
      <text:p text:style-name="P143"><text:span text:style-name="T77">P</text:span><text:span text:style-name="T78">roblem 5</text:span></text:p>
      <text:p text:style-name="P133">Suppose we roll two ordinary, 6-sided dice. What is the expectation of the sum of the two values showing?</text:p>
      <text:p text:style-name="P137"/>
      <text:p text:style-name="P140"><text:s/>|<text:tab/>1<text:tab/>2<text:tab/>3<text:tab/>4<text:tab/>5<text:tab/>6</text:p>
      <text:p text:style-name="P138">1|<text:tab/>2<text:tab/>3<text:tab/>4<text:tab/>5<text:tab/>6<text:tab/>7</text:p>
      <text:p text:style-name="P138">2|<text:tab/>3<text:tab/>4<text:tab/>5<text:tab/>6<text:tab/>7<text:tab/>8</text:p>
      <text:p text:style-name="P138">3|<text:tab/>4<text:tab/>5<text:tab/>6<text:tab/>7<text:tab/>8<text:tab/>9</text:p>
      <text:p text:style-name="P138">4|<text:tab/>5<text:tab/>6<text:tab/>7<text:tab/>8<text:tab/>9<text:tab/>10</text:p>
      <text:p text:style-name="P138">5|<text:tab/>6<text:tab/>7<text:tab/>8<text:tab/>9<text:tab/>10<text:tab/>11</text:p>
      <text:p text:style-name="P138">6|<text:tab/>7<text:tab/>8<text:tab/>9<text:tab/>10<text:tab/>11<text:tab/>12</text:p>
      <text:p text:style-name="P138"/>
      <text:p text:style-name="P138">2*(1/36) + 3*(2/36) + 4*(3/36) + 5*(4/36) + 6*(5/36) + 7*(6/36)</text:p>
      <text:p text:style-name="P138">+ 8*(5/36) + 9*(4/36) + 10*(3/36) + 11*(2/36) + 12*(1/36)</text:p>
      <text:p text:style-name="P138">= (2 + 6 + 12 + 20 + 30 + 42 + 40 + 36 + 30 + 22 + 12)/36</text:p>
      <text:p text:style-name="P138">= 252/36</text:p>
      <text:p text:style-name="P138">= 7</text:p>
      <text:p text:style-name="P137"/>
      <text:p text:style-name="P133">Whats is the expectation of the maximum of the two values showing?</text:p>
      <text:p text:style-name="P134"/>
      <text:p text:style-name="P141"><text:s/>|<text:tab/>1<text:tab/>2<text:tab/>3<text:tab/>4<text:tab/>5<text:tab/>6</text:p>
      <text:p text:style-name="P20"><text:span text:style-name="T74">1|<text:tab/></text:span><text:span text:style-name="T79">1</text:span><text:span text:style-name="T74"><text:tab/></text:span><text:span text:style-name="T79">2</text:span><text:span text:style-name="T74"><text:tab/></text:span><text:span text:style-name="T79">3</text:span><text:span text:style-name="T74"><text:tab/></text:span><text:span text:style-name="T79">4</text:span><text:span text:style-name="T74"><text:tab/></text:span><text:span text:style-name="T79">5</text:span><text:span text:style-name="T74"><text:tab/></text:span><text:span text:style-name="T79">6</text:span></text:p>
      <text:p text:style-name="P20"><text:span text:style-name="T74">2|<text:tab/></text:span><text:span text:style-name="T79">2</text:span><text:span text:style-name="T74"><text:tab/></text:span><text:span text:style-name="T79">2</text:span><text:span text:style-name="T74"><text:tab/></text:span><text:span text:style-name="T79">3</text:span><text:span text:style-name="T74"><text:tab/></text:span><text:span text:style-name="T79">4</text:span><text:span text:style-name="T74"><text:tab/></text:span><text:span text:style-name="T79">5</text:span><text:span text:style-name="T74"><text:tab/></text:span><text:span text:style-name="T79">6</text:span></text:p>
      <text:p text:style-name="P20"><text:span text:style-name="T74">3|<text:tab/></text:span><text:span text:style-name="T79">3</text:span><text:span text:style-name="T74"><text:tab/></text:span><text:span text:style-name="T79">3</text:span><text:span text:style-name="T74"><text:tab/></text:span><text:span text:style-name="T79">3</text:span><text:span text:style-name="T74"><text:tab/></text:span><text:span text:style-name="T79">4</text:span><text:span text:style-name="T74"><text:tab/></text:span><text:span text:style-name="T79">5</text:span><text:span text:style-name="T74"><text:tab/></text:span><text:span text:style-name="T79">6</text:span></text:p>
      <text:p text:style-name="P20"><text:span text:style-name="T74">4|<text:tab/></text:span><text:span text:style-name="T79">4</text:span><text:span text:style-name="T74"><text:tab/></text:span><text:span text:style-name="T79">4</text:span><text:span text:style-name="T74"><text:tab/></text:span><text:span text:style-name="T79">4</text:span><text:span text:style-name="T74"><text:tab/></text:span><text:span text:style-name="T79">4</text:span><text:span text:style-name="T74"><text:tab/></text:span><text:span text:style-name="T79">5</text:span><text:span text:style-name="T74"><text:tab/></text:span><text:span text:style-name="T79">6</text:span></text:p>
      <text:p text:style-name="P20"><text:span text:style-name="T74">5|<text:tab/></text:span><text:span text:style-name="T79">5</text:span><text:span text:style-name="T74"><text:tab/></text:span><text:span text:style-name="T79">5</text:span><text:span text:style-name="T74"><text:tab/></text:span><text:span text:style-name="T79">5</text:span><text:span text:style-name="T74"><text:tab/></text:span><text:span text:style-name="T79">5</text:span><text:span text:style-name="T74"><text:tab/></text:span><text:span text:style-name="T79">5</text:span><text:span text:style-name="T74"><text:tab/></text:span><text:span text:style-name="T79">6</text:span></text:p>
      <text:p text:style-name="P18"><text:span text:style-name="T74">6|<text:tab/></text:span><text:span text:style-name="T79">6</text:span><text:span text:style-name="T74"><text:tab/></text:span><text:span text:style-name="T79">6</text:span><text:span text:style-name="T74"><text:tab/></text:span><text:span text:style-name="T79">6</text:span><text:span text:style-name="T74"><text:tab/></text:span><text:span text:style-name="T79">6</text:span><text:span text:style-name="T74"><text:tab/></text:span><text:span text:style-name="T79">6</text:span><text:span text:style-name="T74"><text:tab/></text:span><text:span text:style-name="T79">6</text:span></text:p>
      <text:p text:style-name="P124"/>
      <text:p text:style-name="P124">(1*1 + 2*3 + 3*5 + 4*7 + 5*9 + 6*11)/36</text:p>
      <text:p text:style-name="P124">= (1 + 6 + 15 + 28 + 45 + 66)/36</text:p>
      <text:p text:style-name="P19"><text:span text:style-name="T74">= 161/36 </text:span><text:span text:style-name="T86">≈</text:span><text:span text:style-name="T74"> 4.472</text:span></text:p>
      <text:p text:style-name="P144"><text:span text:style-name="T80">Problem 6</text:span></text:p>
      <text:p text:style-name="P135">Verify axiom 2 of the probability axioms for the geometric distribution.</text:p>
      <text:p text:style-name="P135"/>
      <text:p text:style-name="P21"><text:span text:style-name="T81">Need to p</text:span><text:span text:style-name="T74">rove that the probability distribution of the sample space is 1.</text:span></text:p>
      <text:p text:style-name="P139"/>
      <text:p text:style-name="P139">Proof:</text:p>
      <text:p text:style-name="P139">sum of the probabilities from 1 to infinity is equal to:</text:p>
      <text:p text:style-name="P22"><text:span text:style-name="T17">q</text:span><text:span text:style-name="T18">^(0)*</text:span><text:span text:style-name="T17">p </text:span><text:span text:style-name="T18">+ q^(1)*p + q^(2)*p + …</text:span></text:p>
      <text:p text:style-name="P139">= p * [q^(0) + q^(1) + …]</text:p>
      <text:p text:style-name="P139"/>
      <text:p text:style-name="P139">[q^(0) + q^(1) + …] = 1/(1-q)</text:p>
      <text:p text:style-name="P139"/>
      <text:p text:style-name="P139">1-q = p</text:p>
      <text:p text:style-name="P139"/>
      <text:p text:style-name="P139">[q^(0) + q^(1) + …] = 1/p</text:p>
      <text:p text:style-name="P139"/>
      <text:p text:style-name="P139">p * [q^(0) + q^(1) + …] = p * (1/p) = 1</text:p>
      <text:p text:style-name="P139"/>
      <text:p text:style-name="P63"><text:span text:style-name="T85">Problem 7</text:span></text:p>
      <text:p text:style-name="P70">How many times on average must we flip 6 fair coins before we obtain 3 heads and 3 tails?</text:p>
      <text:p text:style-name="P68"/>
      <text:p text:style-name="P69">Probability of 3 heads on 6 flips </text:p>
      <text:p text:style-name="P69">= <text:span text:style-name="T90">(6C3)*(0.5)</text:span><text:span text:style-name="T91">3</text:span><text:span text:style-name="T87">(0.5)</text:span><text:span text:style-name="T91">3</text:span></text:p>
      <text:p text:style-name="P127">= 20 * (0.125) * (0.125)</text:p>
      <text:p text:style-name="P127">= 0.3125</text:p>
      <text:p text:style-name="P128"/>
      <text:p text:style-name="P129">E(x) = 1/p</text:p>
      <text:p text:style-name="P129">p = 0.3125</text:p>
      <text:p text:style-name="P129">E(x) = 3.2 <text:span text:style-name="T92">times</text:span></text:p>
      <text:p text:style-name="P142"/>
      <text:p text:style-name="P12"><text:span text:style-name="T66">Problem 8</text:span></text:p>
      <text:p text:style-name="P13"><text:span text:style-name="T17">Using Figure 6.4 as a model, illustrate the operation of Heapsort on the array A=[5,13,2,25,7,17,20,8,4]. </text:span><text:span text:style-name="T19">Sort from lowest to highest—so use a max-heap. Also, show the heap being built (as in Figure 6.3), as well as being taken apart.</text:span></text:p>
      <text:p text:style-name="P71"/>
      <text:p text:style-name="P72">A=[5,13,2,25,7,17,20,8,4]</text:p>
      <text:p text:style-name="P73"/>
      <text:p text:style-name="P74">step 1:</text:p>
      <text:p text:style-name="P23"><text:span text:style-name="T17"><text:s text:c="9"/></text:span><text:span text:style-name="T22">5</text:span></text:p>
      <text:p text:style-name="P76"><text:s text:c="6"/>/ <text:s text:c="4"/>\</text:p>
      <text:p text:style-name="P23"><text:span text:style-name="T17"><text:s text:c="5"/></text:span><text:span text:style-name="T32">i</text:span><text:span text:style-name="T17">13 <text:s text:c="5"/>2</text:span></text:p>
      <text:p text:style-name="P76"><text:s text:c="4"/>/ <text:s/>\ <text:s text:c="3"/>/ <text:s/>\</text:p>
      <text:p text:style-name="P23"><text:span text:style-name="T17"><text:s/></text:span><text:span text:style-name="T20"><text:s/></text:span><text:span text:style-name="T17">25 <text:s text:c="3"/>7 <text:s/>17 <text:s/>20</text:span></text:p>
      <text:p text:style-name="P76"><text:s/>/ <text:s/>\</text:p>
      <text:p text:style-name="P76">8 <text:s text:c="3"/>4</text:p>
      <text:p text:style-name="P76"/>
      <text:p text:style-name="P45"><text:span text:style-name="T17">step </text:span><text:span text:style-name="T58">2</text:span><text:span text:style-name="T17">:</text:span></text:p>
      <text:p text:style-name="P24"><text:span text:style-name="T17"><text:s text:c="9"/></text:span><text:span text:style-name="T22">5</text:span></text:p>
      <text:p text:style-name="P77"><text:s text:c="6"/>/ <text:s text:c="4"/>\</text:p>
      <text:p text:style-name="P24"><text:span text:style-name="T17"><text:s text:c="5"/></text:span><text:span text:style-name="T33">25</text:span><text:span text:style-name="T17"> <text:s text:c="5"/></text:span><text:span text:style-name="T34">i</text:span><text:span text:style-name="T17">2</text:span></text:p>
      <text:p text:style-name="P77"><text:s text:c="4"/>/ <text:s/>\ <text:s text:c="3"/>/ <text:s/>\</text:p>
      <text:p text:style-name="P24"><text:span text:style-name="T17"><text:s/></text:span><text:span text:style-name="T20"><text:s/></text:span><text:span text:style-name="T33">13</text:span><text:span text:style-name="T17"> <text:s text:c="3"/>7 <text:s/>17 <text:s/>20</text:span></text:p>
      <text:p text:style-name="P77"><text:s/>/ <text:s/>\</text:p>
      <text:p text:style-name="P77">8 <text:s text:c="3"/>4</text:p>
      <text:p text:style-name="P77"/>
      <text:p text:style-name="P46"><text:span text:style-name="T17">step </text:span><text:span text:style-name="T59">3</text:span><text:span text:style-name="T17">:</text:span></text:p>
      <text:p text:style-name="P25"><text:span text:style-name="T17"><text:s text:c="9"/></text:span><text:span text:style-name="T22">5</text:span></text:p>
      <text:p text:style-name="P78"><text:s text:c="6"/>/ <text:s text:c="4"/>\</text:p>
      <text:p text:style-name="P25"><text:span text:style-name="T17"><text:s text:c="5"/></text:span><text:span text:style-name="T33">25</text:span><text:span text:style-name="T17"> <text:s text:c="5"/></text:span><text:span text:style-name="T35">20</text:span></text:p>
      <text:p text:style-name="P78"><text:s text:c="4"/>/ <text:s/>\ <text:s text:c="3"/>/ <text:s/>\</text:p>
      <text:p text:style-name="P25"><text:span text:style-name="T17"><text:s/></text:span><text:span text:style-name="T20"><text:s/></text:span><text:span text:style-name="T33">13</text:span><text:span text:style-name="T17"> <text:s text:c="3"/>7 <text:s/>17 <text:s text:c="2"/>2</text:span></text:p>
      <text:p text:style-name="P78"><text:s/>/ <text:s/>\</text:p>
      <text:p text:style-name="P78">8 <text:s text:c="3"/>4</text:p>
      <text:p text:style-name="P78"/>
      <text:p text:style-name="P47"><text:span text:style-name="T17">step </text:span><text:span text:style-name="T60">4</text:span><text:span text:style-name="T17">:</text:span></text:p>
      <text:p text:style-name="P26"><text:span text:style-name="T17"><text:s text:c="9"/></text:span><text:span text:style-name="T36">i</text:span><text:span text:style-name="T22">5</text:span></text:p>
      <text:p text:style-name="P79"><text:s text:c="6"/>/ <text:s text:c="4"/>\</text:p>
      <text:p text:style-name="P26"><text:span text:style-name="T17"><text:s text:c="5"/></text:span><text:span text:style-name="T33">25</text:span><text:span text:style-name="T17"> <text:s text:c="5"/></text:span><text:span text:style-name="T35">20</text:span></text:p>
      <text:p text:style-name="P79"><text:s text:c="4"/>/ <text:s/>\ <text:s text:c="3"/>/ <text:s/>\</text:p>
      <text:p text:style-name="P26"><text:span text:style-name="T17"><text:s/></text:span><text:span text:style-name="T20"><text:s/></text:span><text:span text:style-name="T33">13</text:span><text:span text:style-name="T17"> <text:s text:c="3"/>7 <text:s/>17 <text:s text:c="2"/>2</text:span></text:p>
      <text:p text:style-name="P79"><text:s/>/ <text:s/>\</text:p>
      <text:p text:style-name="P79">8 <text:s text:c="3"/>4</text:p>
      <text:p text:style-name="P79"/>
      <text:p text:style-name="P75"/>
      <text:p text:style-name="P75"/>
      <text:p text:style-name="P75"/>
      <text:p text:style-name="P48"><text:soft-page-break/><text:span text:style-name="T17">step </text:span><text:span text:style-name="T61">5</text:span><text:span text:style-name="T17">:</text:span></text:p>
      <text:p text:style-name="P27"><text:span text:style-name="T17"><text:s text:c="9"/></text:span><text:span text:style-name="T37">25</text:span></text:p>
      <text:p text:style-name="P80"><text:s text:c="6"/>/ <text:s text:c="4"/>\</text:p>
      <text:p text:style-name="P27"><text:span text:style-name="T17"><text:s text:c="5"/></text:span><text:span text:style-name="T37">i</text:span><text:span text:style-name="T33">5</text:span><text:span text:style-name="T17"> <text:s text:c="5"/></text:span><text:span text:style-name="T35">20</text:span></text:p>
      <text:p text:style-name="P80"><text:s text:c="4"/>/ <text:s/>\ <text:s text:c="3"/>/ <text:s/>\</text:p>
      <text:p text:style-name="P27"><text:span text:style-name="T17"><text:s/></text:span><text:span text:style-name="T20"><text:s/></text:span><text:span text:style-name="T33">13</text:span><text:span text:style-name="T17"> <text:s text:c="3"/>7 <text:s/>17 <text:s text:c="2"/>2</text:span></text:p>
      <text:p text:style-name="P80"><text:s/>/ <text:s/>\</text:p>
      <text:p text:style-name="P80">8 <text:s text:c="3"/>4</text:p>
      <text:p text:style-name="P80"/>
      <text:p text:style-name="P92">step 6:</text:p>
      <text:p text:style-name="P28"><text:span text:style-name="T17"><text:s text:c="9"/></text:span><text:span text:style-name="T37">25</text:span></text:p>
      <text:p text:style-name="P81"><text:s text:c="6"/>/ <text:s text:c="4"/>\</text:p>
      <text:p text:style-name="P28"><text:span text:style-name="T17"><text:s text:c="5"/></text:span><text:span text:style-name="T38">13</text:span><text:span text:style-name="T17"> <text:s text:c="5"/></text:span><text:span text:style-name="T35">20</text:span></text:p>
      <text:p text:style-name="P81"><text:s text:c="4"/>/ <text:s/>\ <text:s text:c="3"/>/ <text:s/>\</text:p>
      <text:p text:style-name="P28"><text:span text:style-name="T17"><text:s/></text:span><text:span text:style-name="T20"><text:s/></text:span><text:span text:style-name="T38">i5</text:span><text:span text:style-name="T17"> <text:s text:c="3"/>7 <text:s/>17 <text:s text:c="2"/>2</text:span></text:p>
      <text:p text:style-name="P81"><text:s/>/ <text:s/>\</text:p>
      <text:p text:style-name="P81">8 <text:s text:c="3"/>4</text:p>
      <text:p text:style-name="P81"/>
      <text:p text:style-name="P93">step 7:</text:p>
      <text:p text:style-name="P29"><text:span text:style-name="T17"><text:s text:c="9"/></text:span><text:span text:style-name="T37">25</text:span></text:p>
      <text:p text:style-name="P82"><text:s text:c="6"/>/ <text:s text:c="4"/>\</text:p>
      <text:p text:style-name="P29"><text:span text:style-name="T17"><text:s text:c="5"/></text:span><text:span text:style-name="T38">13</text:span><text:span text:style-name="T17"> <text:s text:c="5"/></text:span><text:span text:style-name="T35">20</text:span></text:p>
      <text:p text:style-name="P82"><text:s text:c="4"/>/ <text:s/>\ <text:s text:c="3"/>/ <text:s/>\</text:p>
      <text:p text:style-name="P29"><text:span text:style-name="T17"><text:s/></text:span><text:span text:style-name="T20"><text:s/></text:span><text:span text:style-name="T38"><text:s/></text:span><text:span text:style-name="T39">8</text:span><text:span text:style-name="T17"> <text:s text:c="3"/>7 <text:s/>17 <text:s text:c="2"/>2</text:span></text:p>
      <text:p text:style-name="P82"><text:s/>/ <text:s/>\</text:p>
      <text:p text:style-name="P29"><text:span text:style-name="T39">5</text:span><text:span text:style-name="T17"> <text:s text:c="3"/>4</text:span></text:p>
      <text:p text:style-name="P82"/>
      <text:p text:style-name="P94">step 8:</text:p>
      <text:p text:style-name="P30"><text:span text:style-name="T17"><text:s text:c="9"/></text:span><text:span text:style-name="T41">20</text:span></text:p>
      <text:p text:style-name="P83"><text:s text:c="6"/>/ <text:s text:c="4"/>\</text:p>
      <text:p text:style-name="P30"><text:span text:style-name="T17"><text:s text:c="5"/></text:span><text:span text:style-name="T38">13</text:span><text:span text:style-name="T17"> <text:s text:c="5"/></text:span><text:span text:style-name="T42">17</text:span></text:p>
      <text:p text:style-name="P83"><text:s text:c="4"/>/ <text:s/>\ <text:s text:c="3"/>/ <text:s/>\</text:p>
      <text:p text:style-name="P30"><text:span text:style-name="T17"><text:s/></text:span><text:span text:style-name="T20"><text:s/></text:span><text:span text:style-name="T38"><text:s/></text:span><text:span text:style-name="T39">8</text:span><text:span text:style-name="T17"> <text:s text:c="3"/>7 <text:s/></text:span><text:span text:style-name="T42">4 </text:span><text:span text:style-name="T17"><text:s text:c="3"/>2</text:span></text:p>
      <text:p text:style-name="P83"><text:s/>/ <text:s/></text:p>
      <text:p text:style-name="P30"><text:span text:style-name="T39">5</text:span><text:span text:style-name="T17"> <text:s text:c="2"/></text:span><text:span text:style-name="T57">i</text:span><text:span text:style-name="T40">2</text:span><text:span text:style-name="T43">5</text:span></text:p>
      <text:p text:style-name="P95"/>
      <text:p text:style-name="P49"><text:span text:style-name="T40">s</text:span><text:span text:style-name="T17">tep 9:</text:span></text:p>
      <text:p text:style-name="P31"><text:span text:style-name="T17"><text:s text:c="9"/></text:span><text:span text:style-name="T44">17</text:span></text:p>
      <text:p text:style-name="P84"><text:s text:c="6"/>/ <text:s text:c="4"/>\</text:p>
      <text:p text:style-name="P31"><text:span text:style-name="T17"><text:s text:c="5"/></text:span><text:span text:style-name="T38">13</text:span><text:span text:style-name="T17"> <text:s text:c="5"/></text:span><text:span text:style-name="T44">5</text:span></text:p>
      <text:p text:style-name="P84"><text:s text:c="4"/>/ <text:s/>\ <text:s text:c="3"/>/ <text:s/>\</text:p>
      <text:p text:style-name="P31"><text:span text:style-name="T17"><text:s/></text:span><text:span text:style-name="T20"><text:s/></text:span><text:span text:style-name="T38"><text:s/></text:span><text:span text:style-name="T39">8</text:span><text:span text:style-name="T17"> <text:s text:c="3"/>7 <text:s/></text:span><text:span text:style-name="T42">4 </text:span><text:span text:style-name="T17"><text:s text:c="3"/>2</text:span></text:p>
      <text:p text:style-name="P84"><text:s text:c="3"/></text:p>
      <text:p text:style-name="P31"><text:span text:style-name="T57">i</text:span><text:span text:style-name="T43">20</text:span><text:span text:style-name="T40"> <text:s text:c="2"/>2</text:span><text:span text:style-name="T43">5</text:span></text:p>
      <text:p text:style-name="P96"/>
      <text:p text:style-name="P97"/>
      <text:p text:style-name="P97"/>
      <text:p text:style-name="P97"/>
      <text:p text:style-name="P50"><text:soft-page-break/><text:span text:style-name="T43">s</text:span><text:span text:style-name="T17">tep 10:</text:span></text:p>
      <text:p text:style-name="P32"><text:span text:style-name="T17"><text:s text:c="9"/></text:span><text:span text:style-name="T46">13</text:span></text:p>
      <text:p text:style-name="P85"><text:s text:c="6"/>/ <text:s text:c="4"/>\</text:p>
      <text:p text:style-name="P32"><text:span text:style-name="T17"><text:s text:c="5"/></text:span><text:span text:style-name="T46">8</text:span><text:span text:style-name="T17"> <text:s text:c="6"/></text:span><text:span text:style-name="T44">5</text:span></text:p>
      <text:p text:style-name="P85"><text:s text:c="4"/>/ <text:s/>\ <text:s text:c="3"/>/</text:p>
      <text:p text:style-name="P32"><text:span text:style-name="T17"><text:s/></text:span><text:span text:style-name="T20"><text:s/></text:span><text:span text:style-name="T38"><text:s/></text:span><text:span text:style-name="T46">2</text:span><text:span text:style-name="T17"> <text:s text:c="3"/>7 <text:s/></text:span><text:span text:style-name="T42">4 </text:span><text:span text:style-name="T17"><text:s text:c="3"/></text:span><text:span text:style-name="T57">i</text:span><text:span text:style-name="T45">17</text:span></text:p>
      <text:p text:style-name="P85"><text:s text:c="3"/></text:p>
      <text:p text:style-name="P32"><text:span text:style-name="T43">20</text:span><text:span text:style-name="T40"> <text:s text:c="2"/>2</text:span><text:span text:style-name="T43">5</text:span></text:p>
      <text:p text:style-name="P104"/>
      <text:p text:style-name="P51"><text:span text:style-name="T47">s</text:span><text:span text:style-name="T17">tep 11:</text:span></text:p>
      <text:p text:style-name="P33"><text:span text:style-name="T17"><text:s text:c="9"/></text:span><text:span text:style-name="T49">8</text:span></text:p>
      <text:p text:style-name="P86"><text:s text:c="6"/>/ <text:s text:c="4"/>\</text:p>
      <text:p text:style-name="P33"><text:span text:style-name="T17"><text:s text:c="5"/></text:span><text:span text:style-name="T50">7</text:span><text:span text:style-name="T17"> <text:s text:c="6"/></text:span><text:span text:style-name="T44">5</text:span></text:p>
      <text:p text:style-name="P86"><text:s text:c="4"/>/ <text:s/>\ <text:s text:c="2"/></text:p>
      <text:p text:style-name="P33"><text:span text:style-name="T17"><text:s/></text:span><text:span text:style-name="T20"><text:s/></text:span><text:span text:style-name="T38"><text:s/></text:span><text:span text:style-name="T46">2</text:span><text:span text:style-name="T17"> <text:s text:c="3"/></text:span><text:span text:style-name="T50">4</text:span><text:span text:style-name="T17"> <text:s/></text:span><text:span text:style-name="T57">i</text:span><text:span text:style-name="T48">13</text:span><text:span text:style-name="T42"> </text:span><text:span text:style-name="T17"><text:s text:c="2"/></text:span><text:span text:style-name="T45">17</text:span></text:p>
      <text:p text:style-name="P86"><text:s text:c="3"/></text:p>
      <text:p text:style-name="P33"><text:span text:style-name="T43">20</text:span><text:span text:style-name="T40"> <text:s text:c="2"/>2</text:span><text:span text:style-name="T43">5</text:span></text:p>
      <text:p text:style-name="P98"/>
      <text:p text:style-name="P52"><text:span text:style-name="T43">s</text:span><text:span text:style-name="T17">tep 12:</text:span></text:p>
      <text:p text:style-name="P34"><text:span text:style-name="T17"><text:s text:c="9"/></text:span><text:span text:style-name="T52">7</text:span></text:p>
      <text:p text:style-name="P87"><text:s text:c="6"/>/ <text:s text:c="4"/>\</text:p>
      <text:p text:style-name="P34"><text:span text:style-name="T17"><text:s text:c="5"/></text:span><text:span text:style-name="T52">4</text:span><text:span text:style-name="T17"> <text:s text:c="6"/></text:span><text:span text:style-name="T44">5</text:span></text:p>
      <text:p text:style-name="P87"><text:s text:c="4"/>/ <text:s text:c="2"/></text:p>
      <text:p text:style-name="P34"><text:span text:style-name="T17"><text:s/></text:span><text:span text:style-name="T20"><text:s/></text:span><text:span text:style-name="T38"><text:s/></text:span><text:span text:style-name="T46">2</text:span><text:span text:style-name="T17"> <text:s text:c="2"/></text:span><text:span text:style-name="T57">i</text:span><text:span text:style-name="T51">8</text:span><text:span text:style-name="T17"> <text:s/></text:span><text:span text:style-name="T48">13</text:span><text:span text:style-name="T42"> </text:span><text:span text:style-name="T17"><text:s text:c="2"/></text:span><text:span text:style-name="T45">17</text:span></text:p>
      <text:p text:style-name="P87"><text:s text:c="3"/></text:p>
      <text:p text:style-name="P34"><text:span text:style-name="T43">20</text:span><text:span text:style-name="T40"> <text:s text:c="2"/>2</text:span><text:span text:style-name="T43">5</text:span></text:p>
      <text:p text:style-name="P99"/>
      <text:p text:style-name="P53"><text:span text:style-name="T43">s</text:span><text:span text:style-name="T17">tep 13:</text:span></text:p>
      <text:p text:style-name="P35"><text:span text:style-name="T17"><text:s text:c="9"/></text:span><text:span text:style-name="T54">5</text:span></text:p>
      <text:p text:style-name="P88"><text:s text:c="6"/>/ <text:s text:c="4"/>\</text:p>
      <text:p text:style-name="P35"><text:span text:style-name="T17"><text:s text:c="5"/></text:span><text:span text:style-name="T52">4</text:span><text:span text:style-name="T17"> <text:s text:c="6"/></text:span><text:span text:style-name="T54">2</text:span></text:p>
      <text:p text:style-name="P88"><text:s text:c="3"/></text:p>
      <text:p text:style-name="P35"><text:span text:style-name="T17"><text:s/></text:span><text:span text:style-name="T20"><text:s/></text:span><text:span text:style-name="T38"><text:s/></text:span><text:span text:style-name="T57">i</text:span><text:span text:style-name="T53">7</text:span><text:span text:style-name="T17"> <text:s text:c="3"/></text:span><text:span text:style-name="T51">8</text:span><text:span text:style-name="T17"> <text:s/></text:span><text:span text:style-name="T48">13</text:span><text:span text:style-name="T42"> </text:span><text:span text:style-name="T17"><text:s text:c="2"/></text:span><text:span text:style-name="T45">17</text:span></text:p>
      <text:p text:style-name="P88"><text:s text:c="3"/></text:p>
      <text:p text:style-name="P35"><text:span text:style-name="T43">20</text:span><text:span text:style-name="T40"> <text:s text:c="2"/>2</text:span><text:span text:style-name="T43">5</text:span></text:p>
      <text:p text:style-name="P100"/>
      <text:p text:style-name="P54"><text:span text:style-name="T43">s</text:span><text:span text:style-name="T17">tep 14:</text:span></text:p>
      <text:p text:style-name="P36"><text:span text:style-name="T17"><text:s text:c="9"/></text:span><text:span text:style-name="T55">4</text:span></text:p>
      <text:p text:style-name="P89"><text:s text:c="6"/>/ <text:s text:c="4"/></text:p>
      <text:p text:style-name="P36"><text:span text:style-name="T17"><text:s text:c="5"/></text:span><text:span text:style-name="T55">2</text:span><text:span text:style-name="T17"> <text:s text:c="6"/></text:span><text:span text:style-name="T57">i</text:span><text:span text:style-name="T55">5</text:span></text:p>
      <text:p text:style-name="P89"><text:s text:c="3"/></text:p>
      <text:p text:style-name="P36"><text:span text:style-name="T17"><text:s/></text:span><text:span text:style-name="T20"><text:s/></text:span><text:span text:style-name="T38"><text:s/></text:span><text:span text:style-name="T53">7</text:span><text:span text:style-name="T17"> <text:s text:c="3"/></text:span><text:span text:style-name="T51">8</text:span><text:span text:style-name="T17"> <text:s/></text:span><text:span text:style-name="T48">13</text:span><text:span text:style-name="T42"> </text:span><text:span text:style-name="T17"><text:s text:c="2"/></text:span><text:span text:style-name="T45">17</text:span></text:p>
      <text:p text:style-name="P89"><text:s text:c="3"/></text:p>
      <text:p text:style-name="P36"><text:span text:style-name="T43">20</text:span><text:span text:style-name="T40"> <text:s text:c="2"/>2</text:span><text:span text:style-name="T43">5</text:span></text:p>
      <text:p text:style-name="P101"/>
      <text:p text:style-name="P102"/>
      <text:p text:style-name="P102"/>
      <text:p text:style-name="P102"/>
      <text:p text:style-name="P55"><text:soft-page-break/><text:span text:style-name="T43">step 1</text:span><text:span text:style-name="T62">5</text:span><text:span text:style-name="T43">:</text:span></text:p>
      <text:p text:style-name="P38"><text:span text:style-name="T17"><text:s text:c="9"/></text:span><text:span text:style-name="T56">2</text:span></text:p>
      <text:p text:style-name="P90"><text:s text:c="5"/></text:p>
      <text:p text:style-name="P37"><text:span text:style-name="T17"><text:s text:c="5"/></text:span><text:span text:style-name="T57">i</text:span><text:span text:style-name="T56">4</text:span><text:span text:style-name="T17"> <text:s text:c="6"/></text:span><text:span text:style-name="T55">5</text:span></text:p>
      <text:p text:style-name="P91"><text:s text:c="3"/></text:p>
      <text:p text:style-name="P37"><text:span text:style-name="T17"><text:s/></text:span><text:span text:style-name="T20"><text:s/></text:span><text:span text:style-name="T38"><text:s/></text:span><text:span text:style-name="T53">7</text:span><text:span text:style-name="T17"> <text:s text:c="3"/></text:span><text:span text:style-name="T51">8</text:span><text:span text:style-name="T17"> <text:s/></text:span><text:span text:style-name="T48">13</text:span><text:span text:style-name="T42"> </text:span><text:span text:style-name="T17"><text:s text:c="2"/></text:span><text:span text:style-name="T45">17</text:span></text:p>
      <text:p text:style-name="P91"><text:s text:c="3"/></text:p>
      <text:p text:style-name="P37"><text:span text:style-name="T43">20</text:span><text:span text:style-name="T40"> <text:s text:c="2"/>2</text:span><text:span text:style-name="T43">5</text:span></text:p>
      <text:p text:style-name="P103"/>
      <text:p text:style-name="P56"><text:span text:style-name="T43">s</text:span><text:span text:style-name="T17">tep 16:</text:span></text:p>
      <text:p text:style-name="P44"><text:span text:style-name="T43">A </text:span><text:span text:style-name="T17">= [2,4,5,7,8,13,17,20,25]</text:span></text:p>
      <text:p text:style-name="P82"/>
      <text:p text:style-name="P82"/>
      <text:p text:style-name="P145"><text:span text:style-name="T21">Problem 9</text:span></text:p>
      <text:p text:style-name="P14"><text:span text:style-name="T24">Illustrate</text:span><text:span text:style-name="T17"> the operation of Heap-Extract-Max on the heap A = [15,13,9,5,12,8,7,4,0,6,2,1]. </text:span><text:span text:style-name="T23">Only illustrate a single call (i.e. removal of one element), but for that call, show each step (i.e. at each level), not just the beginning and ending configurations of the heap.</text:span></text:p>
      <text:p text:style-name="P105"/>
      <text:p text:style-name="P57"><text:span text:style-name="T63">s</text:span><text:span text:style-name="T17">tep 1:</text:span></text:p>
      <text:p text:style-name="P39"><text:span text:style-name="T23"><text:s text:c="12"/>1</text:span><text:span text:style-name="T17">5</text:span></text:p>
      <text:p text:style-name="P106"><text:s text:c="7"/>/ <text:s text:c="9"/>\</text:p>
      <text:p text:style-name="P106"><text:s text:c="5"/>13 <text:s text:c="11"/>9</text:p>
      <text:p text:style-name="P106"><text:s text:c="3"/>/ <text:s text:c="3"/>\ <text:s text:c="8"/>/ <text:s/>\</text:p>
      <text:p text:style-name="P106"><text:s text:c="2"/>5 <text:s text:c="4"/>12 <text:s text:c="6"/>8 <text:s text:c="3"/>7</text:p>
      <text:p text:style-name="P106"><text:s/>/ \ <text:s text:c="3"/>/ \ <text:s text:c="4"/>/</text:p>
      <text:p text:style-name="P106">4 <text:s text:c="2"/>0 <text:s/>6 <text:s text:c="2"/>2 <text:s text:c="2"/>1</text:p>
      <text:p text:style-name="P111"/>
      <text:p text:style-name="P58"><text:span text:style-name="T63">s</text:span><text:span text:style-name="T17">tep </text:span><text:span text:style-name="T63">2</text:span><text:span text:style-name="T17">:</text:span></text:p>
      <text:p text:style-name="P40"><text:span text:style-name="T23"><text:s text:c="12"/></text:span><text:span text:style-name="T26">i</text:span><text:span text:style-name="T25">1</text:span></text:p>
      <text:p text:style-name="P107"><text:s text:c="7"/>/ <text:s text:c="9"/>\</text:p>
      <text:p text:style-name="P107"><text:s text:c="5"/>13 <text:s text:c="11"/>9</text:p>
      <text:p text:style-name="P107"><text:s text:c="3"/>/ <text:s text:c="3"/>\ <text:s text:c="8"/>/ <text:s/>\</text:p>
      <text:p text:style-name="P107"><text:s text:c="2"/>5 <text:s text:c="4"/>12 <text:s text:c="6"/>8 <text:s text:c="3"/>7</text:p>
      <text:p text:style-name="P107"><text:s/>/ \ <text:s text:c="3"/>/ \</text:p>
      <text:p text:style-name="P107">4 <text:s text:c="2"/>0 <text:s/>6 <text:s text:c="2"/>2</text:p>
      <text:p text:style-name="P112"/>
      <text:p text:style-name="P58"><text:span text:style-name="T63">s</text:span><text:span text:style-name="T17">tep </text:span><text:span text:style-name="T63">3</text:span><text:span text:style-name="T17">:</text:span></text:p>
      <text:p text:style-name="P41"><text:span text:style-name="T23"><text:s text:c="12"/></text:span><text:span text:style-name="T27">13</text:span></text:p>
      <text:p text:style-name="P108"><text:s text:c="7"/>/ <text:s text:c="9"/>\</text:p>
      <text:p text:style-name="P41"><text:span text:style-name="T17"><text:s text:c="6"/></text:span><text:span text:style-name="T28">i</text:span><text:span text:style-name="T17">1 <text:s text:c="10"/>9</text:span></text:p>
      <text:p text:style-name="P108"><text:s text:c="3"/>/ <text:s text:c="3"/>\ <text:s text:c="8"/>/ <text:s/>\</text:p>
      <text:p text:style-name="P108"><text:s text:c="2"/>5 <text:s text:c="4"/>12 <text:s text:c="6"/>8 <text:s text:c="3"/>7</text:p>
      <text:p text:style-name="P108"><text:s/>/ \ <text:s text:c="3"/>/ \</text:p>
      <text:p text:style-name="P108">4 <text:s text:c="2"/>0 <text:s/>6 <text:s text:c="2"/>2</text:p>
      <text:p text:style-name="P108"/>
      <text:p text:style-name="P59"><text:span text:style-name="T63">s</text:span><text:span text:style-name="T17">tep </text:span><text:span text:style-name="T64">4</text:span><text:span text:style-name="T17">:</text:span></text:p>
      <text:p text:style-name="P42"><text:span text:style-name="T23"><text:s text:c="12"/></text:span><text:span text:style-name="T27">13</text:span></text:p>
      <text:p text:style-name="P109"><text:s text:c="7"/>/ <text:s text:c="9"/>\</text:p>
      <text:p text:style-name="P42"><text:span text:style-name="T17"><text:s text:c="5"/>1</text:span><text:span text:style-name="T29">2</text:span><text:span text:style-name="T17"> <text:s text:c="11"/>9</text:span></text:p>
      <text:p text:style-name="P109"><text:s text:c="3"/>/ <text:s text:c="3"/>\ <text:s text:c="8"/>/ <text:s/>\</text:p>
      <text:p text:style-name="P42"><text:span text:style-name="T17"><text:s text:c="2"/>5 <text:s text:c="4"/></text:span><text:span text:style-name="T30">i</text:span><text:span text:style-name="T29">1</text:span><text:span text:style-name="T17"> <text:s text:c="6"/>8 <text:s text:c="3"/>7</text:span></text:p>
      <text:p text:style-name="P109"><text:s/>/ \ <text:s text:c="3"/>/ \</text:p>
      <text:p text:style-name="P109">4 <text:s text:c="2"/>0 <text:s/>6 <text:s text:c="2"/>2</text:p>
      <text:p text:style-name="P109"/>
      <text:p text:style-name="P113"/>
      <text:p text:style-name="P113"/>
      <text:p text:style-name="P113"/>
      <text:p text:style-name="P113"/>
      <text:p text:style-name="P113"/>
      <text:p text:style-name="P60"><text:soft-page-break/><text:span text:style-name="T63">s</text:span><text:span text:style-name="T17">tep </text:span><text:span text:style-name="T65">5</text:span><text:span text:style-name="T17">:</text:span></text:p>
      <text:p text:style-name="P43"><text:span text:style-name="T23"><text:s text:c="12"/></text:span><text:span text:style-name="T27">13</text:span></text:p>
      <text:p text:style-name="P110"><text:s text:c="7"/>/ <text:s text:c="9"/>\</text:p>
      <text:p text:style-name="P43"><text:span text:style-name="T17"><text:s text:c="5"/>1</text:span><text:span text:style-name="T29">2</text:span><text:span text:style-name="T17"> <text:s text:c="11"/>9</text:span></text:p>
      <text:p text:style-name="P110"><text:s text:c="3"/>/ <text:s text:c="3"/>\ <text:s text:c="8"/>/ <text:s/>\</text:p>
      <text:p text:style-name="P43"><text:span text:style-name="T17"><text:s text:c="2"/>5 <text:s text:c="4"/></text:span><text:span text:style-name="T30"><text:s/></text:span><text:span text:style-name="T31">6</text:span><text:span text:style-name="T17"> <text:s text:c="6"/>8 <text:s text:c="3"/>7</text:span></text:p>
      <text:p text:style-name="P110"><text:s/>/ \ <text:s text:c="3"/>/ \</text:p>
      <text:p text:style-name="P43"><text:span text:style-name="T17">4 <text:s text:c="2"/>0 <text:s/></text:span><text:span text:style-name="T31">1</text:span><text:span text:style-name="T17"> <text:s text:c="2"/>2</text:span></text:p>
      <text:p text:style-name="P107"/>
      <text:p text:style-name="P10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SimSun" svg:font-family="NSimSun"/>
    <style:font-face style:name="Noto Mono1" svg:font-family="'Noto Mono'"/>
    <style:font-face style:name="Arial1" svg:font-family="Arial" style:font-family-generic="swiss"/>
    <style:font-face style:name="Noto Mono" svg:font-family="'Noto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7:34:03.615000000</meta:creation-date>
    <dc:date>2019-02-12T21:42:08.331000000</dc:date>
    <meta:editing-duration>PT3H23M52S</meta:editing-duration>
    <meta:editing-cycles>177</meta:editing-cycles>
    <meta:generator>LibreOffice/6.1.4.2$Windows_X86_64 LibreOffice_project/9d0f32d1f0b509096fd65e0d4bec26ddd1938fd3</meta:generator>
    <meta:document-statistic meta:table-count="0" meta:image-count="0" meta:object-count="0" meta:page-count="13" meta:paragraph-count="264" meta:word-count="1333" meta:character-count="6279" meta:non-whitespace-character-count="4018"/>
  </office:meta>
</office:document-meta>
</file>